
<file path=META-INF/manifest.xml><?xml version="1.0" encoding="utf-8"?>
<manifest:manifest xmlns:manifest="urn:oasis:names:tc:opendocument:xmlns:manifest:1.0">
  <manifest:file-entry manifest:media-type="application/vnd.oasis.opendocument.spreadsheet" manifest:version="1.2" manifest:full-path="/"/>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office:font-face-decls>
  <office:automatic-styles>
    <style:style style:name="co13" style:family="table-column">
      <style:table-column-properties fo:break-before="auto" style:column-width="6.738cm"/>
    </style:style>
    <style:style style:name="co14" style:family="table-column">
      <style:table-column-properties fo:break-before="auto" style:column-width="24.435cm"/>
    </style:style>
    <style:style style:name="co3" style:family="table-column">
      <style:table-column-properties fo:break-before="auto" style:column-width="7.362cm"/>
    </style:style>
    <style:style style:name="co4" style:family="table-column">
      <style:table-column-properties fo:break-before="auto" style:column-width="2.267cm"/>
    </style:style>
    <style:style style:name="co5" style:family="table-column">
      <style:table-column-properties fo:break-before="auto" style:column-width="5.567cm"/>
    </style:style>
    <style:style style:name="co16" style:family="table-column">
      <style:table-column-properties fo:break-before="auto" style:column-width="2.48cm"/>
    </style:style>
    <style:style style:name="co20" style:family="table-column">
      <style:table-column-properties fo:break-before="auto" style:column-width="3.381cm"/>
    </style:style>
    <style:style style:name="co21" style:family="table-column">
      <style:table-column-properties fo:break-before="auto" style:column-width="2.526cm"/>
    </style:style>
    <style:style style:name="co22" style:family="table-column">
      <style:table-column-properties fo:break-before="auto" style:column-width="19.08cm"/>
    </style:style>
    <style:style style:name="co17" style:family="table-column">
      <style:table-column-properties fo:break-before="auto" style:column-width="3.798cm"/>
    </style:style>
    <style:style style:name="co18" style:family="table-column">
      <style:table-column-properties fo:break-before="auto" style:column-width="3.235cm"/>
    </style:style>
    <style:style style:name="co19" style:family="table-column">
      <style:table-column-properties fo:break-before="auto" style:column-width="1.482cm"/>
    </style:style>
    <style:style style:name="co15" style:family="table-column">
      <style:table-column-properties fo:break-before="auto" style:column-width="6.061cm"/>
    </style:style>
    <style:style style:name="co23" style:family="table-column">
      <style:table-column-properties fo:break-before="auto" style:column-width="6.69cm"/>
    </style:style>
    <style:style style:name="co24" style:family="table-column">
      <style:table-column-properties fo:break-before="auto" style:column-width="15.697cm"/>
    </style:style>
    <style:style style:name="ro5" style:family="table-row">
      <style:table-row-properties style:row-height="0.466cm" fo:break-before="auto" style:use-optimal-row-height="true"/>
    </style:style>
    <style:style style:name="ro2" style:family="table-row">
      <style:table-row-properties style:row-height="0.445cm" fo:break-before="auto" style:use-optimal-row-height="true"/>
    </style:style>
    <style:style style:name="ro4" style:family="table-row">
      <style:table-row-properties style:row-height="0.88cm" fo:break-before="auto" style:use-optimal-row-height="true"/>
    </style:style>
    <style:style style:name="ro6" style:family="table-row">
      <style:table-row-properties style:row-height="1.296cm" fo:break-before="auto" style:use-optimal-row-height="true"/>
    </style:style>
    <style:style style:name="ta1" style:family="table" style:master-page-name="Default">
      <style:table-properties table:display="true" style:writing-mode="lr-tb"/>
    </style:style>
    <style:style style:name="ce13" style:family="table-cell" style:parent-style-name="Default">
      <style:table-cell-properties fo:border-bottom="none" fo:background-color="#ccccff" style:text-align-source="fix" style:repeat-content="false" fo:border-left="none" fo:border-right="0.002cm solid #000000" fo:border-top="none"/>
      <style:paragraph-properties fo:text-align="center" fo:margin-left="0cm"/>
      <style:text-properties fo:font-style="italic" style:font-style-asian="italic" style:font-style-complex="italic"/>
    </style:style>
    <style:style style:name="ce14" style:family="table-cell" style:parent-style-name="Default">
      <style:table-cell-properties fo:border-bottom="0.002cm solid #000000" fo:background-color="#ccccff" fo:wrap-option="wrap" fo:border-left="none" fo:border-right="none" fo:border-top="none"/>
      <style:text-properties fo:font-weight="bold" style:font-weight-asian="bold" style:font-weight-complex="bold"/>
    </style:style>
    <style:style style:name="ce15" style:family="table-cell" style:parent-style-name="Default">
      <style:table-cell-properties fo:wrap-option="wrap"/>
    </style:style>
    <style:style style:name="ce16" style:family="table-cell" style:parent-style-name="Default">
      <style:table-cell-properties fo:border-bottom="none" fo:background-color="#ccccff" fo:wrap-option="wrap" fo:border-left="none" fo:border-right="none" fo:border-top="0.002cm solid #000000"/>
    </style:style>
    <style:style style:name="ce18" style:family="table-cell" style:parent-style-name="Default">
      <style:table-cell-properties fo:border-bottom="none" fo:border-left="none" fo:border-right="none" fo:border-top="0.002cm solid #000000"/>
    </style:style>
    <style:style style:name="ce6" style:family="table-cell" style:parent-style-name="Default">
      <style:table-cell-properties fo:border-bottom="0.002cm solid #000000" fo:background-color="#ccccff" style:text-align-source="fix" style:repeat-content="false" fo:border-left="none" fo:border-right="0.002cm solid #000000" fo:border-top="none"/>
      <style:paragraph-properties fo:text-align="start" fo:margin-left="0cm"/>
      <style:text-properties fo:font-style="italic" fo:font-weight="bold" style:font-style-asian="italic" style:font-weight-asian="bold" style:font-style-complex="italic" style:font-weight-complex="bold"/>
    </style:style>
    <style:style style:name="ce7" style:family="table-cell" style:parent-style-name="Default">
      <style:table-cell-properties fo:border-bottom="none" fo:background-color="#ccccff" style:text-align-source="fix" style:repeat-content="false" fo:border-left="none" fo:border-right="0.002cm solid #000000" fo:border-top="none"/>
      <style:paragraph-properties fo:text-align="start" fo:margin-left="0cm"/>
      <style:text-properties fo:font-style="italic" style:font-style-asian="italic" style:font-style-complex="italic"/>
    </style:style>
    <style:style style:name="ce8" style:family="table-cell" style:parent-style-name="Default">
      <style:table-cell-properties fo:border-bottom="0.002cm solid #000000" fo:background-color="#ccccff" fo:border-left="none" fo:border-right="none" fo:border-top="none"/>
      <style:text-properties fo:font-weight="bold" style:font-weight-asian="bold" style:font-weight-complex="bold"/>
    </style:style>
    <style:style style:name="ce9" style:family="table-cell" style:parent-style-name="Default">
      <style:table-cell-properties fo:border-bottom="none" fo:background-color="#ccccff" style:text-align-source="fix" style:repeat-content="false" fo:border-left="none" fo:border-right="0.002cm solid #000000" fo:border-top="0.002cm solid #000000"/>
      <style:paragraph-properties fo:text-align="center" fo:margin-left="0cm"/>
      <style:text-properties fo:font-style="italic" fo:font-weight="bold" style:font-style-asian="italic" style:font-weight-asian="bold" style:font-style-complex="italic" style:font-weight-complex="bold"/>
    </style:style>
    <style:style style:name="ce10" style:family="table-cell" style:parent-style-name="Default">
      <style:table-cell-properties fo:border-bottom="0.002cm solid #000000" fo:background-color="#ccccff" fo:border-left="none" fo:border-right="0.002cm solid #000000" fo:border-top="none"/>
      <style:text-properties fo:font-style="italic" fo:font-weight="bold" style:font-style-asian="italic" style:font-weight-asian="bold" style:font-style-complex="italic" style:font-weight-complex="bold"/>
    </style:style>
    <style:style style:name="ce11" style:family="table-cell" style:parent-style-name="Default">
      <style:table-cell-properties fo:border-bottom="none" fo:background-color="#ccccff" fo:border-left="none" fo:border-right="0.002cm solid #000000" fo:border-top="none"/>
      <style:text-properties fo:font-style="italic" style:font-style-asian="italic" style:font-style-complex="italic"/>
    </style:style>
    <style:style style:name="ce17" style:family="table-cell" style:parent-style-name="Default">
      <style:table-cell-properties fo:wrap-option="wrap"/>
      <style:text-properties style:use-window-font-color="true" style:text-outline="false" style:text-line-through-style="none" style:font-name="Arial" fo:font-size="10pt" fo:language="fr" fo:country="FR" fo:font-style="normal" fo:text-shadow="none" style:text-underline-style="none" fo:font-weight="normal" style:text-underline-mode="continuous" style:text-overline-mode="continuous" style:text-line-through-mode="continuous" style:font-name-asian="Bitstream Vera Sans" style:font-size-asian="10pt" style:language-asian="zxx" style:country-asian="none" style:font-style-asian="normal" style:font-weight-asian="normal" style:font-name-complex="Bitstream Vera Sans" style:font-size-complex="10pt" style:language-complex="zxx" style:country-complex="none" style:font-style-complex="normal" style:font-weight-complex="normal" style:text-emphasize="none" style:font-relief="none"/>
    </style:style>
    <style:style style:name="ce19" style:family="table-cell" style:parent-style-name="Default">
      <style:table-cell-properties fo:border-bottom="none" fo:background-color="#ccccff" style:text-align-source="fix" style:repeat-content="false" fo:border-left="none" fo:border-right="0.002cm solid #000000" fo:border-top="none"/>
      <style:paragraph-properties fo:text-align="center" fo:margin-left="0cm"/>
      <style:text-properties fo:font-style="italic" fo:font-weight="bold" style:font-style-asian="italic" style:font-weight-asian="bold" style:font-style-complex="italic" style:font-weight-complex="bold"/>
    </style:style>
    <style:style style:name="ta_extref" style:family="table">
      <style:table-properties table:display="false"/>
    </style:style>
    <style:style style:name="T1" style:family="text">
      <style:text-properties style:text-position="super 58%"/>
    </style:style>
  </office:automatic-styles>
  <office:body>
    <office:spreadsheet>
      <table:table table:name="History" table:style-name="ta1" table:print="false">
        <table:table-column table:style-name="co13" table:default-cell-style-name="ce7"/>
        <table:table-column table:style-name="co14" table:default-cell-style-name="ce15"/>
        <table:table-column table:style-name="co3" table:default-cell-style-name="Default"/>
        <table:table-column table:style-name="co4" table:number-columns-repeated="1021" table:default-cell-style-name="Default"/>
        <table:table-row table:style-name="ro5">
          <table:table-cell table:style-name="ce6" office:value-type="string">
            <text:p>Time</text:p>
          </table:table-cell>
          <table:table-cell table:style-name="ce14" office:value-type="string">
            <text:p>Event</text:p>
          </table:table-cell>
          <table:table-cell table:style-name="ce8" table:number-columns-repeated="1022"/>
        </table:table-row>
        <table:table-row table:style-name="ro2">
          <table:table-cell table:number-columns-repeated="1024"/>
        </table:table-row>
        <table:table-row table:style-name="ro2">
          <table:table-cell office:value-type="string">
            <text:p>History of the world of Eyal</text:p>
          </table:table-cell>
          <table:table-cell table:number-columns-repeated="1023"/>
        </table:table-row>
        <table:table-row table:style-name="ro2">
          <table:table-cell office:value-type="string">
            <text:p>Main continent: Maj'Eyal (known world)</text:p>
          </table:table-cell>
          <table:table-cell table:number-columns-repeated="1023"/>
        </table:table-row>
        <table:table-row table:style-name="ro2">
          <table:table-cell office:value-type="string">
            <text:p>Other continent: Far East (Var'Eyal)</text:p>
          </table:table-cell>
          <table:table-cell table:number-columns-repeated="1023"/>
        </table:table-row>
        <table:table-row table:style-name="ro2">
          <table:table-cell office:value-type="string">
            <text:p>Other continent: Tar'Eyal (dark lands)</text:p>
          </table:table-cell>
          <table:table-cell table:number-columns-repeated="1023"/>
        </table:table-row>
        <table:table-row table:style-name="ro2">
          <table:table-cell table:number-columns-repeated="1024"/>
        </table:table-row>
        <table:table-row table:style-name="ro5">
          <table:table-cell table:style-name="ce9" office:value-type="string">
            <text:p>Age of Haze</text:p>
          </table:table-cell>
          <table:table-cell table:style-name="ce16" office:value-type="string">
            <text:p>creation of the world, not much is known about this period at all</text:p>
          </table:table-cell>
          <table:table-cell table:style-name="ce18" table:number-columns-repeated="1022"/>
        </table:table-row>
        <table:table-row table:style-name="ro2">
          <table:table-cell table:style-name="ce13" office:value-type="string">
            <text:p>(about 10000 years)</text:p>
          </table:table-cell>
          <table:table-cell table:number-columns-repeated="1023"/>
        </table:table-row>
        <table:table-row table:style-name="ro2">
          <table:table-cell table:number-columns-repeated="1024"/>
        </table:table-row>
        <table:table-row table:style-name="ro5">
          <table:table-cell office:value-type="float" office:value="0">
            <text:p>0</text:p>
          </table:table-cell>
          <table:table-cell office:value-type="string">
            <text:p>creation of the world, if there is a god that did it nothing is known about it</text:p>
          </table:table-cell>
          <table:table-cell table:number-columns-repeated="1022"/>
        </table:table-row>
        <table:table-row table:style-name="ro5">
          <table:table-cell office:value-type="float" office:value="4000">
            <text:p>4000</text:p>
          </table:table-cell>
          <table:table-cell office:value-type="string">
            <text:p>apparition of the Sher'Tul; the first race</text:p>
          </table:table-cell>
          <table:table-cell table:number-columns-repeated="1022"/>
        </table:table-row>
        <table:table-row table:style-name="ro5">
          <table:table-cell office:value-type="float" office:value="5500">
            <text:p>5500</text:p>
          </table:table-cell>
          <table:table-cell office:value-type="string">
            <text:p>first dabblings in magic by the Sher'Tul</text:p>
          </table:table-cell>
          <table:table-cell table:number-columns-repeated="1022"/>
        </table:table-row>
        <table:table-row table:style-name="ro2">
          <table:table-cell table:number-columns-repeated="1024"/>
        </table:table-row>
        <table:table-row table:style-name="ro5">
          <table:table-cell office:value-type="float" office:value="9500">
            <text:p>9500</text:p>
          </table:table-cell>
          <table:table-cell office:value-type="string">
            <text:p>probable creation of the first farportal</text:p>
          </table:table-cell>
          <table:table-cell table:number-columns-repeated="1022"/>
        </table:table-row>
        <table:table-row table:style-name="ro5">
          <table:table-cell office:value-type="float" office:value="10000">
            <text:p>10000</text:p>
          </table:table-cell>
          <table:table-cell office:value-type="string">
            <text:p>sudden disparition of all Sher'Tul; including most of their cities and artifacts; only a few places of power are left behind</text:p>
          </table:table-cell>
          <table:table-cell table:number-columns-repeated="1022"/>
        </table:table-row>
        <table:table-row table:style-name="ro2" table:number-rows-repeated="2">
          <table:table-cell table:number-columns-repeated="1024"/>
        </table:table-row>
        <table:table-row table:style-name="ro5">
          <table:table-cell table:style-name="ce9" office:value-type="string">
            <text:p>Age of Allure</text:p>
          </table:table-cell>
          <table:table-cell table:style-name="ce16" office:value-type="string">
            <text:p>apparition of most races, magic is strong, many wars are fought</text:p>
          </table:table-cell>
          <table:table-cell table:style-name="ce18" table:number-columns-repeated="1022"/>
        </table:table-row>
        <table:table-row table:style-name="ro2">
          <table:table-cell table:style-name="ce13" office:value-type="string">
            <text:p>(about 7500 years)</text:p>
          </table:table-cell>
          <table:table-cell table:number-columns-repeated="1023"/>
        </table:table-row>
        <table:table-row table:style-name="ro2">
          <table:table-cell table:number-columns-repeated="1024"/>
        </table:table-row>
        <table:table-row table:style-name="ro5">
          <table:table-cell office:value-type="string">
            <text:p>About 100</text:p>
          </table:table-cell>
          <table:table-cell office:value-type="string">
            <text:p>apparition of the elves</text:p>
          </table:table-cell>
          <table:table-cell table:number-columns-repeated="1022"/>
        </table:table-row>
        <table:table-row table:style-name="ro5">
          <table:table-cell office:value-type="string">
            <text:p>About 1000</text:p>
          </table:table-cell>
          <table:table-cell office:value-type="string">
            <text:p>apparition of the humans</text:p>
          </table:table-cell>
          <table:table-cell table:number-columns-repeated="1022"/>
        </table:table-row>
        <table:table-row table:style-name="ro5">
          <table:table-cell office:value-type="string">
            <text:p>unkown</text:p>
          </table:table-cell>
          <table:table-cell office:value-type="string">
            <text:p>apparition of the halflings; dwarves; orcs; trolls</text:p>
          </table:table-cell>
          <table:table-cell table:number-columns-repeated="1022"/>
        </table:table-row>
        <table:table-row table:style-name="ro5">
          <table:table-cell office:value-type="float" office:value="3240">
            <text:p>3240</text:p>
          </table:table-cell>
          <table:table-cell office:value-type="string">
            <text:p>first trade relations between the halflings and the humans</text:p>
          </table:table-cell>
          <table:table-cell table:number-columns-repeated="1022"/>
        </table:table-row>
        <table:table-row table:style-name="ro5">
          <table:table-cell office:value-type="float" office:value="3290">
            <text:p>3290</text:p>
          </table:table-cell>
          <table:table-cell office:value-type="string">
            <text:p>first trade relations between the halflings and the elves</text:p>
          </table:table-cell>
          <table:table-cell table:number-columns-repeated="1022"/>
        </table:table-row>
        <table:table-row table:style-name="ro2">
          <table:table-cell table:number-columns-repeated="1024"/>
        </table:table-row>
        <table:table-row table:style-name="ro5">
          <table:table-cell office:value-type="float" office:value="4537">
            <text:p>4537</text:p>
          </table:table-cell>
          <table:table-cell office:value-type="string">
            <text:p>discovery of the farportals by a group of halfling mages</text:p>
          </table:table-cell>
          <table:table-cell table:number-columns-repeated="1022"/>
        </table:table-row>
        <table:table-row table:style-name="ro5">
          <table:table-cell office:value-type="float" office:value="4545">
            <text:p>4545</text:p>
          </table:table-cell>
          <table:table-cell office:value-type="string">
            <text:p>the Conclave, a group of human magus, start a war that would last two thousand years with the halflings for control of the known farportals</text:p>
          </table:table-cell>
          <table:table-cell table:number-columns-repeated="1022"/>
        </table:table-row>
        <table:table-row table:style-name="ro5">
          <table:table-cell office:value-type="float" office:value="4610">
            <text:p>4610</text:p>
          </table:table-cell>
          <table:table-cell office:value-type="string">
            <text:p>the Shaloren elves decide to intervine in the human/halfling confict; employing ruthless force; this effectively is the start of the allure wars</text:p>
          </table:table-cell>
          <table:table-cell table:number-columns-repeated="1022"/>
        </table:table-row>
        <table:table-row table:style-name="ro5">
          <table:table-cell office:value-type="float" office:value="5266">
            <text:p>5266</text:p>
          </table:table-cell>
          <table:table-cell office:value-type="string">
            <text:p>the Conclave is anihilated by forces sent by a temporary union of the Shaloren and the Eldoral halflings</text:p>
          </table:table-cell>
          <table:table-cell table:number-columns-repeated="1022"/>
        </table:table-row>
        <table:table-row table:style-name="ro5">
          <table:table-cell office:value-type="float" office:value="5267">
            <text:p>5267</text:p>
          </table:table-cell>
          <table:table-cell office:value-type="string">
            <text:p>the humans despite the loss of the Conclave continue the war, the alliance of the elves and halflings is broken; the war turns into a stalemate</text:p>
          </table:table-cell>
          <table:table-cell table:number-columns-repeated="1022"/>
        </table:table-row>
        <table:table-row table:style-name="ro5">
          <table:table-cell office:value-type="float" office:value="5952">
            <text:p>5952</text:p>
          </table:table-cell>
          <table:table-cell office:value-type="string">
            <text:p>a group of human Wilders discover how to oppose natural forces to magic; they become the first of the secret order of the Ziguranth</text:p>
          </table:table-cell>
          <table:table-cell table:number-columns-repeated="1022"/>
        </table:table-row>
        <table:table-row table:style-name="ro4">
          <table:table-cell office:value-type="float" office:value="6549">
            <text:p>6549</text:p>
          </table:table-cell>
          <table:table-cell office:value-type="string">
            <text:p>final end of the allure wars with an uneasy treaty between the three sides after nearly two thousands years of bloody conflict. The real reason for the end of war is that most factions has no more troops; their lands laid devasted and their economy ruined</text:p>
          </table:table-cell>
          <table:table-cell table:number-columns-repeated="1022"/>
        </table:table-row>
        <table:table-row table:style-name="ro4">
          <table:table-cell office:value-type="float" office:value="6550">
            <text:p>6550</text:p>
          </table:table-cell>
          <table:table-cell office:value-type="string">
            <text:p>the dwarves come out of their home of the Iron Throne after a self-seclusion during th war, proposing their help to rebuilt to all the races involved in the wars; for a fee</text:p>
          </table:table-cell>
          <table:table-cell table:number-columns-repeated="1022"/>
        </table:table-row>
        <table:table-row table:style-name="ro2">
          <table:table-cell office:value-type="float" office:value="6827">
            <text:p>6827</text:p>
          </table:table-cell>
          <table:table-cell office:value-type="string">
            <text:p>a dwarven attack triumphs of Kroltar the Crimson Wyrm</text:p>
          </table:table-cell>
          <table:table-cell table:number-columns-repeated="1022"/>
        </table:table-row>
        <table:table-row table:style-name="ro4">
          <table:table-cell office:value-type="float" office:value="7420">
            <text:p>7420</text:p>
          </table:table-cell>
          <table:table-cell office:value-type="string">
            <text:p>as the rebuild process is well ongoing thanks to the .. interrested .. offer of the dwarves; a sudden attack of the orc. It is disorganised but the four races are not ready for an other war, they quickly fall one after the other</text:p>
          </table:table-cell>
          <table:table-cell table:number-columns-repeated="1022"/>
        </table:table-row>
        <table:table-row table:style-name="ro5">
          <table:table-cell office:value-type="float" office:value="7420">
            <text:p>7420</text:p>
          </table:table-cell>
          <table:table-cell office:value-type="string">
            <text:p>the dwarves hide in their underground tunnels of the Iron Throne; no more news of them for hundred of years</text:p>
          </table:table-cell>
          <table:table-cell table:number-columns-repeated="1022"/>
        </table:table-row>
        <table:table-row table:style-name="ro5">
          <table:table-cell office:value-type="float" office:value="7470">
            <text:p>7470</text:p>
          </table:table-cell>
          <table:table-cell office:value-type="string">
            <text:p>birth of Linaniil</text:p>
          </table:table-cell>
          <table:table-cell table:number-columns-repeated="1022"/>
        </table:table-row>
        <table:table-row table:style-name="ro5">
          <table:table-cell office:value-type="float" office:value="7492">
            <text:p>7492</text:p>
          </table:table-cell>
          <table:table-cell office:value-type="string">
            <text:p>A group of Shaloren elves tap all known farportals; draining their power; destroying most known farportals in the process</text:p>
          </table:table-cell>
          <table:table-cell table:number-columns-repeated="1022"/>
        </table:table-row>
        <table:table-row table:style-name="ro4">
          <table:table-cell office:value-type="float" office:value="7493">
            <text:p>7493</text:p>
          </table:table-cell>
          <table:table-cell office:value-type="string">
            <text:p>the Shaloren deploy the magic they sucked out of the farportals; fire rains down on the orcs and their allies, the earth opens beneath their feet; the war is ended but most of the land is devasted. This is the Spellblaze</text:p>
          </table:table-cell>
          <table:table-cell table:number-columns-repeated="1022"/>
        </table:table-row>
        <table:table-row table:style-name="ro6">
          <table:table-cell office:value-type="float" office:value="7494">
            <text:p>7494</text:p>
          </table:table-cell>
          <table:table-cell office:value-type="string">
            <text:p>as the dust of the Shaloren attack settles lots of people turn their anger for all the sadness and destruction of the last thoudands years onto the mages. Mages all over the known world are hunted by armed troops and peasants alike. This is the Spellhunt. The spellhunt is secretely helped by the Ziguranth, unknown to all</text:p>
          </table:table-cell>
          <table:table-cell table:number-columns-repeated="1022"/>
        </table:table-row>
        <table:table-row table:style-name="ro5">
          <table:table-cell office:value-type="float" office:value="7506">
            <text:p>7506</text:p>
          </table:table-cell>
          <table:table-cell office:value-type="string">
            <text:p>end of the age as the inhabitants of the world settle in an uneasy peace</text:p>
          </table:table-cell>
          <table:table-cell table:number-columns-repeated="1022"/>
        </table:table-row>
        <table:table-row table:style-name="ro2">
          <table:table-cell table:number-columns-repeated="1024"/>
        </table:table-row>
        <table:table-row table:style-name="ro5">
          <table:table-cell table:style-name="ce9" office:value-type="string">
            <text:p>Age of Dusk</text:p>
          </table:table-cell>
          <table:table-cell table:style-name="ce16" office:value-type="string">
            <text:p>the dust settles down as the races try to rebuilt their societies after the magic wars</text:p>
          </table:table-cell>
          <table:table-cell table:style-name="ce18" table:number-columns-repeated="1022"/>
        </table:table-row>
        <table:table-row table:style-name="ro2">
          <table:table-cell table:style-name="ce13" office:value-type="string">
            <text:p>1798 years</text:p>
          </table:table-cell>
          <table:table-cell table:number-columns-repeated="1023"/>
        </table:table-row>
        <table:table-row table:style-name="ro5">
          <table:table-cell office:value-type="float" office:value="106">
            <text:p>106</text:p>
          </table:table-cell>
          <table:table-cell office:value-type="string">
            <text:p>the Spellhunt nears end, the few remaining mages have gone into hidding</text:p>
          </table:table-cell>
          <table:table-cell table:number-columns-repeated="1022"/>
        </table:table-row>
        <table:table-row table:style-name="ro5">
          <table:table-cell office:value-type="float" office:value="106">
            <text:p>106</text:p>
          </table:table-cell>
          <table:table-cell office:value-type="string">
            <text:p>Foundation of the secret city of Angolwen by Linaniil of the Kar'Krul, the circle of fire, to hide the last mages of all races and preserve knowledge</text:p>
          </table:table-cell>
          <table:table-cell table:number-columns-repeated="1022"/>
        </table:table-row>
        <table:table-row table:style-name="ro5">
          <table:table-cell office:value-type="float" office:value="212">
            <text:p>212</text:p>
          </table:table-cell>
          <table:table-cell office:value-type="string">
            <text:p>the effects of the Spellblaze are still very much present in the world, during this year many new plagues are created by the residual wild magic left over</text:p>
          </table:table-cell>
          <table:table-cell table:number-columns-repeated="1022"/>
        </table:table-row>
        <table:table-row table:style-name="ro4">
          <table:table-cell office:value-type="float" office:value="212">
            <text:p>212</text:p>
          </table:table-cell>
          <table:table-cell office:value-type="string">
            <text:p>start of the dark times; civilization shrinks back to nothingness; villages are cut off each others; cities are abandonned to stop pthe progression of the plagues; no much is known about the thousand year that follows</text:p>
          </table:table-cell>
          <table:table-cell table:number-columns-repeated="1022"/>
        </table:table-row>
        <table:table-row table:style-name="ro5">
          <table:table-cell office:value-type="float" office:value="412">
            <text:p>412</text:p>
          </table:table-cell>
          <table:table-cell office:value-type="string">
            <text:p>first sighting of dwarves in hundred of years. </text:p>
          </table:table-cell>
          <table:table-cell table:number-columns-repeated="1022"/>
        </table:table-row>
        <table:table-row table:style-name="ro5">
          <table:table-cell office:value-type="float" office:value="1423">
            <text:p>1423</text:p>
          </table:table-cell>
          <table:table-cell office:value-type="string">
            <text:p>Angolwen secretly sends mages in the world to cure the plagues after many years of research</text:p>
          </table:table-cell>
          <table:table-cell table:number-columns-repeated="1022"/>
        </table:table-row>
        <table:table-row table:style-name="ro5">
          <table:table-cell office:value-type="float" office:value="1567">
            <text:p>1567</text:p>
          </table:table-cell>
          <table:table-cell office:value-type="string">
            <text:p>the plagues are all cured; many people know mages had a hand at it but they are still untrusted</text:p>
          </table:table-cell>
          <table:table-cell table:number-columns-repeated="1022"/>
        </table:table-row>
        <table:table-row table:style-name="ro5">
          <table:table-cell office:value-type="float" office:value="1567">
            <text:p>1567</text:p>
          </table:table-cell>
          <table:table-cell office:value-type="string">
            <text:p>end of the dark times</text:p>
          </table:table-cell>
          <table:table-cell table:number-columns-repeated="1022"/>
        </table:table-row>
        <table:table-row table:style-name="ro2">
          <table:table-cell table:number-columns-repeated="1024"/>
        </table:table-row>
        <table:table-row table:style-name="ro5">
          <table:table-cell table:style-name="ce9" office:value-type="string">
            <text:p>Age of Pyre</text:p>
          </table:table-cell>
          <table:table-cell table:style-name="ce16" office:value-type="string">
            <text:p>a natural cataclysm tears the world asunder, a quick age but that brings much destruction</text:p>
          </table:table-cell>
          <table:table-cell table:style-name="ce18" table:number-columns-repeated="1022"/>
        </table:table-row>
        <table:table-row table:style-name="ro2">
          <table:table-cell table:style-name="ce13" office:value-type="string">
            <text:p>713 years</text:p>
          </table:table-cell>
          <table:table-cell table:number-columns-repeated="1023"/>
        </table:table-row>
        <table:table-row table:style-name="ro4">
          <table:table-cell office:value-type="float" office:value="0">
            <text:p>0</text:p>
          </table:table-cell>
          <table:table-cell office:value-type="string">
            <text:p>the last effects of the Spellblaze are apparant; the continental shelf of Maj'Eyal is <text:s/>torn appart , one third of the lands disappear under water; the climate is broken; volcanos erupt in the Iron Throne</text:p>
          </table:table-cell>
          <table:table-cell table:number-columns-repeated="1022"/>
        </table:table-row>
        <table:table-row table:style-name="ro4">
          <table:table-cell office:value-type="float" office:value="1">
            <text:p>1</text:p>
          </table:table-cell>
          <table:table-cell office:value-type="string">
            <text:p>the Naloran elves who lived reclused in their land disappear underwater during the cataclysm; some of them manage to survive using ancient <text:s/>Sher'Tul magic they had kept for themselves; they adapt to underwater live and become nagas</text:p>
          </table:table-cell>
          <table:table-cell table:number-columns-repeated="1022"/>
        </table:table-row>
        <table:table-row table:style-name="ro5">
          <table:table-cell office:value-type="float" office:value="222">
            <text:p>222</text:p>
          </table:table-cell>
          <table:table-cell office:value-type="string">
            <text:p>departure of the 'Vanguard' human ship from the port of Erberg to try to find what happened to the lost lands (the sunken lands)</text:p>
          </table:table-cell>
          <table:table-cell table:number-columns-repeated="1022"/>
        </table:table-row>
        <table:table-row table:style-name="ro4">
          <table:table-cell office:value-type="float" office:value="223">
            <text:p>223</text:p>
          </table:table-cell>
          <table:table-cell office:value-type="string">
            <text:p>shipwreck of the human ship the Vanguard on the far east; no more contact with the west until the re-discovery of functional farportals in the Age of Ascendancy</text:p>
          </table:table-cell>
          <table:table-cell table:number-columns-repeated="1022"/>
        </table:table-row>
        <table:table-row table:style-name="ro5">
          <table:table-cell office:value-type="float" office:value="224">
            <text:p>224</text:p>
          </table:table-cell>
          <table:table-cell office:value-type="string">
            <text:p>foundation of the Sunwall and the Gates of Morning by survivors</text:p>
          </table:table-cell>
          <table:table-cell table:number-columns-repeated="1022"/>
        </table:table-row>
        <table:table-row table:style-name="ro5">
          <table:table-cell office:value-type="float" office:value="289">
            <text:p>289</text:p>
          </table:table-cell>
          <table:table-cell office:value-type="string">
            <text:p>first encounter of the eastern elves and the sunwall; they quickly become friends and are integrated into the growing Sunwall</text:p>
          </table:table-cell>
          <table:table-cell table:number-columns-repeated="1022"/>
        </table:table-row>
        <table:table-row table:style-name="ro4">
          <table:table-cell office:value-type="float" office:value="340">
            <text:p>340</text:p>
          </table:table-cell>
          <table:table-cell office:value-type="string">
            <text:p>the cooperation of the elves and humans of the sunwall leads the human to develop powers linked to the sun; thansk to Anorithil traingin: the first sun paladins are created</text:p>
          </table:table-cell>
          <table:table-cell table:number-columns-repeated="1022"/>
        </table:table-row>
        <table:table-row table:style-name="ro5">
          <table:table-cell office:value-type="float" office:value="410">
            <text:p>410</text:p>
          </table:table-cell>
          <table:table-cell office:value-type="string">
            <text:p>the sun paladins and elven anorithil take up the rôle of first and last line of defence of the sunwall</text:p>
          </table:table-cell>
          <table:table-cell table:number-columns-repeated="1022"/>
        </table:table-row>
        <table:table-row table:style-name="ro4">
          <table:table-cell office:value-type="float" office:value="420">
            <text:p>420</text:p>
          </table:table-cell>
          <table:table-cell office:value-type="string">
            <text:p>the last volcano caused by the Spellblaze erupts on a small island; this creates the Charred Scar; one of the few remaining Sher'Tul ruin was there; it is destroyed and its magic absorbed by the volcano</text:p>
          </table:table-cell>
          <table:table-cell table:number-columns-repeated="1022"/>
        </table:table-row>
        <table:table-row table:style-name="ro5">
          <table:table-cell office:value-type="float" office:value="480">
            <text:p>480</text:p>
          </table:table-cell>
          <table:table-cell office:value-type="string">
            <text:p>the orcs of the east are gathered into a cohesive force by Garkul the Devourer</text:p>
          </table:table-cell>
          <table:table-cell table:number-columns-repeated="1022"/>
        </table:table-row>
        <table:table-row table:style-name="ro4">
          <table:table-cell office:value-type="float" office:value="490">
            <text:p>490</text:p>
          </table:table-cell>
          <table:table-cell office:value-type="string">
            <text:p>for ten years the orcs have bidded their time; preparing methodolically; growing ever stronger. First appearance of blood mages and corruptors; showing that orcs are not just the bestial brutes they were believed to be</text:p>
          </table:table-cell>
          <table:table-cell table:number-columns-repeated="1022"/>
        </table:table-row>
        <table:table-row table:style-name="ro5">
          <table:table-cell office:value-type="float" office:value="491">
            <text:p>491</text:p>
          </table:table-cell>
          <table:table-cell office:value-type="string">
            <text:p>the pyre war begins with the orcish invasion of Eldoral, the main halfling kingdom</text:p>
          </table:table-cell>
          <table:table-cell table:number-columns-repeated="1022"/>
        </table:table-row>
        <table:table-row table:style-name="ro4">
          <table:table-cell office:value-type="float" office:value="492">
            <text:p>492</text:p>
          </table:table-cell>
          <table:table-cell office:value-type="string">
            <text:p>the orcs continue their march; burning all the land they pass; they start making great pyre with the bodies of their slain ennemies; giving its name to the war</text:p>
          </table:table-cell>
          <table:table-cell table:number-columns-repeated="1022"/>
        </table:table-row>
        <table:table-row table:style-name="ro4">
          <table:table-cell office:value-type="float" office:value="524">
            <text:p>524</text:p>
          </table:table-cell>
          <table:table-cell office:value-type="string">
            <text:p>the orcs blood mages rediscover the secret of the Sher'Tul farportals and are even able to create one in the deep caverns beneath the Iron Throne (unknown to the dwarves)</text:p>
          </table:table-cell>
          <table:table-cell table:number-columns-repeated="1022"/>
        </table:table-row>
        <table:table-row table:style-name="ro5">
          <table:table-cell office:value-type="float" office:value="525">
            <text:p>525</text:p>
          </table:table-cell>
          <table:table-cell office:value-type="string">
            <text:p>the orcs <text:s/>send most of their people through the farportal; to the newly discovered land of the Far East where they establish the Orc Pride</text:p>
          </table:table-cell>
          <table:table-cell table:number-columns-repeated="1022"/>
        </table:table-row>
        <table:table-row table:style-name="ro4">
          <table:table-cell office:value-type="float" office:value="540">
            <text:p>540</text:p>
          </table:table-cell>
          <table:table-cell office:value-type="string">
            <text:p>first encounter of the far east orcs with the Sunwall; the orcs have the upper hand and start crushing most sunwal outposts; the sunwal forces retreat to the gates of morning</text:p>
          </table:table-cell>
          <table:table-cell table:number-columns-repeated="1022"/>
        </table:table-row>
        <table:table-row table:style-name="ro5">
          <table:table-cell office:value-type="float" office:value="581">
            <text:p>581</text:p>
          </table:table-cell>
          <table:table-cell office:value-type="string">
            <text:p>the dwarves fight the orcs behind the walls of the Iron Throne; they lose some of their mani cities</text:p>
          </table:table-cell>
          <table:table-cell table:number-columns-repeated="1022"/>
        </table:table-row>
        <table:table-row table:style-name="ro5">
          <table:table-cell office:value-type="float" office:value="682">
            <text:p>682</text:p>
          </table:table-cell>
          <table:table-cell office:value-type="string">
            <text:p>birth of Toknor</text:p>
          </table:table-cell>
          <table:table-cell table:number-columns-repeated="1022"/>
        </table:table-row>
        <table:table-row table:style-name="ro4">
          <table:table-cell office:value-type="float" office:value="685">
            <text:p>685</text:p>
          </table:table-cell>
          <table:table-cell office:value-type="string">
            <text:p>Slasul, a renegate naga leaves the sunken lands with some followers and sets out to find the temple of Creation where he hopes to create a new kind of nagas</text:p>
          </table:table-cell>
          <table:table-cell table:number-columns-repeated="1022"/>
        </table:table-row>
        <table:table-row table:style-name="ro5">
          <table:table-cell office:value-type="float" office:value="688">
            <text:p>688</text:p>
          </table:table-cell>
          <table:table-cell office:value-type="string">
            <text:p>birth of Mirvenia</text:p>
          </table:table-cell>
          <table:table-cell table:number-columns-repeated="1022"/>
        </table:table-row>
        <table:table-row table:style-name="ro5">
          <table:table-cell office:value-type="float" office:value="689">
            <text:p>689</text:p>
          </table:table-cell>
          <table:table-cell office:value-type="string">
            <text:p>Slasul finds the temple of creation and settles in</text:p>
          </table:table-cell>
          <table:table-cell table:number-columns-repeated="1022"/>
        </table:table-row>
        <table:table-row table:style-name="ro5">
          <table:table-cell office:value-type="float" office:value="710">
            <text:p>710</text:p>
          </table:table-cell>
          <table:table-cell office:value-type="string">
            <text:p>the human and halfing kingdoms unite their effort to repel the orc assault under the leadership of Toknor the Brave</text:p>
          </table:table-cell>
          <table:table-cell table:number-columns-repeated="1022"/>
        </table:table-row>
        <table:table-row table:style-name="ro4">
          <table:table-cell office:value-type="float" office:value="711">
            <text:p>711</text:p>
          </table:table-cell>
          <table:table-cell office:value-type="string">
            <text:p>unbeknownst to most people the mages of Angolwen have sent help to the kingdoms to help fend off the orcs; Linaniil is seen riding into battle in a blaze of fire (she should be dead for hundread of years as she is human)</text:p>
          </table:table-cell>
          <table:table-cell table:number-columns-repeated="1022"/>
        </table:table-row>
        <table:table-row table:style-name="ro5">
          <table:table-cell office:value-type="float" office:value="712">
            <text:p>712</text:p>
          </table:table-cell>
          <table:table-cell office:value-type="string">
            <text:p>Toknor weds Mirvenia; a halfling. This is the first recorded interbreeding of humans and halflings.</text:p>
          </table:table-cell>
          <table:table-cell table:number-columns-repeated="1022"/>
        </table:table-row>
        <table:table-row table:style-name="ro5">
          <table:table-cell office:value-type="float" office:value="713">
            <text:p>713</text:p>
          </table:table-cell>
          <table:table-cell office:value-type="string">
            <text:p>Toknor and Mirvenia have a son, Tolak. He looks purely human</text:p>
          </table:table-cell>
          <table:table-cell table:number-columns-repeated="1022"/>
        </table:table-row>
        <table:table-row table:style-name="ro5">
          <table:table-cell office:value-type="float" office:value="713">
            <text:p>713</text:p>
          </table:table-cell>
          <table:table-cell office:value-type="string">
            <text:p>the alliance of human &amp; halflings cleanse the land of all orcs; methodicaly slaughtering them anywhere they are found; the end of the pyre war</text:p>
          </table:table-cell>
          <table:table-cell table:number-columns-repeated="1022"/>
        </table:table-row>
        <table:table-row table:style-name="ro5">
          <table:table-cell office:value-type="float" office:value="713">
            <text:p>713</text:p>
          </table:table-cell>
          <table:table-cell office:value-type="string">
            <text:p>all orcish presence disappears on Maj'Eyal; most people assume this is a genocide and the orc race is now extinct</text:p>
          </table:table-cell>
          <table:table-cell table:number-columns-repeated="1022"/>
        </table:table-row>
        <table:table-row table:style-name="ro2">
          <table:table-cell table:number-columns-repeated="1024"/>
        </table:table-row>
        <table:table-row table:style-name="ro5">
          <table:table-cell table:style-name="ce9" office:value-type="string">
            <text:p>Age of Ascendancy</text:p>
          </table:table-cell>
          <table:table-cell table:style-name="ce16" office:value-type="string">
            <text:p>the orcs have been driven back and the known world knows relative peace, or so they think</text:p>
          </table:table-cell>
          <table:table-cell table:style-name="ce18" table:number-columns-repeated="1022"/>
        </table:table-row>
        <table:table-row table:style-name="ro2">
          <table:table-cell table:style-name="ce13" office:value-type="string">
            <text:p>122 years (current)</text:p>
          </table:table-cell>
          <table:table-cell table:number-columns-repeated="1023"/>
        </table:table-row>
        <table:table-row table:style-name="ro5">
          <table:table-cell office:value-type="float" office:value="1">
            <text:p>1</text:p>
          </table:table-cell>
          <table:table-cell office:value-type="string">
            <text:p>foundation of the Allied Kingdoms under the rule of Toknor the Brave (human)</text:p>
          </table:table-cell>
          <table:table-cell table:number-columns-repeated="1022"/>
        </table:table-row>
        <table:table-row table:style-name="ro5">
          <table:table-cell office:value-type="float" office:value="1">
            <text:p>1</text:p>
          </table:table-cell>
          <table:table-cell office:value-type="string">
            <text:p>the wedding of Toknor and Mirvenia led the people of the allied kingdoms to know each others better. The humans and halflings become great friends</text:p>
          </table:table-cell>
          <table:table-cell table:number-columns-repeated="1022"/>
        </table:table-row>
        <table:table-row table:style-name="ro5">
          <table:table-cell office:value-type="float" office:value="28">
            <text:p>28</text:p>
          </table:table-cell>
          <table:table-cell office:value-type="string">
            <text:p>the dwarves sign a mutual defence treaty with the allied kingdom and start to open trade routes to the Iron Throne</text:p>
          </table:table-cell>
          <table:table-cell table:number-columns-repeated="1022"/>
        </table:table-row>
        <table:table-row table:style-name="ro5">
          <table:table-cell office:value-type="float" office:value="101">
            <text:p>101</text:p>
          </table:table-cell>
          <table:table-cell office:value-type="string">
            <text:p>two mages, Elandar and Argoniel, break off angolwen and venture the world</text:p>
          </table:table-cell>
          <table:table-cell table:number-columns-repeated="1022"/>
        </table:table-row>
        <table:table-row table:style-name="ro5">
          <table:table-cell office:value-type="float" office:value="103">
            <text:p>103</text:p>
          </table:table-cell>
          <table:table-cell office:value-type="string">
            <text:p>after two years of research elandar and argoniel find a Sher'Tul ruin and laern the secrets of the farportal, they build one to connect to the far east</text:p>
          </table:table-cell>
          <table:table-cell table:number-columns-repeated="1022"/>
        </table:table-row>
        <table:table-row table:style-name="ro5">
          <table:table-cell office:value-type="float" office:value="106">
            <text:p>106</text:p>
          </table:table-cell>
          <table:table-cell office:value-type="string">
            <text:p>the two mages, under an orc disguise start to take control of the orc pride</text:p>
          </table:table-cell>
          <table:table-cell table:number-columns-repeated="1022"/>
        </table:table-row>
        <table:table-row table:style-name="ro5">
          <table:table-cell office:value-type="float" office:value="108">
            <text:p>108</text:p>
          </table:table-cell>
          <table:table-cell office:value-type="string">
            <text:p>death of the very Toknor at age 138 (this is low for a Higher); his son Tolak assumes kingship of the Allied Kingdoms</text:p>
          </table:table-cell>
          <table:table-cell table:number-columns-repeated="1022"/>
        </table:table-row>
        <table:table-row table:style-name="ro5">
          <table:table-cell office:value-type="float" office:value="112">
            <text:p>112</text:p>
          </table:table-cell>
          <table:table-cell office:value-type="string">
            <text:p>Sun Paladin Aeryn takes up the mantle of the High Sun Paladin, becoming the protector of the Sunwall</text:p>
          </table:table-cell>
          <table:table-cell table:number-columns-repeated="1022"/>
        </table:table-row>
        <table:table-row table:style-name="ro5">
          <table:table-cell office:value-type="float" office:value="113">
            <text:p>113</text:p>
          </table:table-cell>
          <table:table-cell office:value-type="string">
            <text:p>death of Mirvenia</text:p>
          </table:table-cell>
          <table:table-cell table:number-columns-repeated="1022"/>
        </table:table-row>
        <table:table-row table:style-name="ro5">
          <table:table-cell office:value-type="float" office:value="113">
            <text:p>113</text:p>
          </table:table-cell>
          <table:table-cell office:value-type="string">
            <text:p>With the pride under their rule the two mages start a massive assault against the sunwall, trying to conquer all the far east</text:p>
          </table:table-cell>
          <table:table-cell table:number-columns-repeated="1022"/>
        </table:table-row>
        <table:table-row table:style-name="ro5">
          <table:table-cell office:value-type="float" office:value="114">
            <text:p>114</text:p>
          </table:table-cell>
          <table:table-cell office:value-type="string">
            <text:p>the two mages set a plan in motion to assault Maj'Eyal</text:p>
          </table:table-cell>
          <table:table-cell table:number-columns-repeated="1022"/>
        </table:table-row>
        <table:table-row table:style-name="ro5">
          <table:table-cell office:value-type="float" office:value="115">
            <text:p>115</text:p>
          </table:table-cell>
          <table:table-cell office:value-type="string">
            <text:p>the orcs setup a place of power deep within the Iron Throne</text:p>
          </table:table-cell>
          <table:table-cell table:number-columns-repeated="1022"/>
        </table:table-row>
        <table:table-row table:style-name="ro5">
          <table:table-cell office:value-type="float" office:value="120">
            <text:p>120</text:p>
          </table:table-cell>
          <table:table-cell office:value-type="string">
            <text:p>the Grand Corruptor discovers the mark of the spellblaze and sets up his main base there</text:p>
          </table:table-cell>
          <table:table-cell table:number-columns-repeated="1022"/>
        </table:table-row>
        <table:table-row table:style-name="ro2" table:number-rows-repeated="65435">
          <table:table-cell table:number-columns-repeated="1024"/>
        </table:table-row>
        <table:table-row table:style-name="ro2">
          <table:table-cell table:number-columns-repeated="1024"/>
        </table:table-row>
      </table:table>
      <table:table table:name="Major Characters" table:style-name="ta1" table:print="false">
        <table:table-column table:style-name="co5" table:default-cell-style-name="ce11"/>
        <table:table-column table:style-name="co16" table:default-cell-style-name="Default"/>
        <table:table-column table:style-name="co20" table:default-cell-style-name="Default"/>
        <table:table-column table:style-name="co21" table:default-cell-style-name="Default"/>
        <table:table-column table:style-name="co22" table:default-cell-style-name="Default"/>
        <table:table-column table:style-name="co4" table:number-columns-repeated="1018" table:default-cell-style-name="Default"/>
        <table:table-row table:style-name="ro2">
          <table:table-cell table:style-name="ce10" office:value-type="string">
            <text:p>Name</text:p>
          </table:table-cell>
          <table:table-cell table:style-name="ce8" office:value-type="string">
            <text:p>Race</text:p>
          </table:table-cell>
          <table:table-cell table:style-name="ce8" office:value-type="string">
            <text:p>Class</text:p>
          </table:table-cell>
          <table:table-cell table:style-name="ce8" office:value-type="string">
            <text:p>Status</text:p>
          </table:table-cell>
          <table:table-cell table:style-name="ce8" office:value-type="string">
            <text:p>Desc</text:p>
          </table:table-cell>
          <table:table-cell table:style-name="ce8" table:number-columns-repeated="1018"/>
        </table:table-row>
        <table:table-row table:style-name="ro2">
          <table:table-cell table:number-columns-repeated="1023"/>
        </table:table-row>
        <table:table-row table:style-name="ro5">
          <table:table-cell office:value-type="string">
            <text:p>Linaniil</text:p>
          </table:table-cell>
          <table:table-cell office:value-type="string">
            <text:p>Human</text:p>
          </table:table-cell>
          <table:table-cell office:value-type="string">
            <text:p>archmage</text:p>
          </table:table-cell>
          <table:table-cell office:value-type="string">
            <text:p>alive</text:p>
          </table:table-cell>
          <table:table-cell office:value-type="string">
            <text:p>Founder of Angolwen; possible strongest mage of all times; born (1<text:span text:style-name="T1">st</text:span> Pyre of 7470; Age of Allure)</text:p>
          </table:table-cell>
          <table:table-cell table:number-columns-repeated="1018"/>
        </table:table-row>
        <table:table-row table:style-name="ro5">
          <table:table-cell office:value-type="string">
            <text:p>Toknor</text:p>
          </table:table-cell>
          <table:table-cell office:value-type="string">
            <text:p>Human(Higher)</text:p>
          </table:table-cell>
          <table:table-cell office:value-type="string">
            <text:p>fighter</text:p>
          </table:table-cell>
          <table:table-cell office:value-type="string">
            <text:p>dead</text:p>
          </table:table-cell>
          <table:table-cell office:value-type="string">
            <text:p>Uniter of the allied kingdoms;dead (2<text:span text:style-name="T1">nd</text:span> Summertide of 108); born (23 Allure of 682; age of Pyre)</text:p>
          </table:table-cell>
          <table:table-cell table:number-columns-repeated="1018"/>
        </table:table-row>
        <table:table-row table:style-name="ro5">
          <table:table-cell office:value-type="string">
            <text:p>Mirvenia</text:p>
          </table:table-cell>
          <table:table-cell office:value-type="string">
            <text:p>halfling</text:p>
          </table:table-cell>
          <table:table-cell office:value-type="string">
            <text:p>alchemist</text:p>
          </table:table-cell>
          <table:table-cell office:value-type="string">
            <text:p>dead</text:p>
          </table:table-cell>
          <table:table-cell office:value-type="string">
            <text:p>wife of toknor; dead (2<text:span text:style-name="T1">nd</text:span> Summertide of 113); born (5<text:span text:style-name="T1">th</text:span> Flare of 688; age of Pyre)</text:p>
          </table:table-cell>
          <table:table-cell table:number-columns-repeated="1018"/>
        </table:table-row>
        <table:table-row table:style-name="ro2">
          <table:table-cell office:value-type="string">
            <text:p>Tolak</text:p>
          </table:table-cell>
          <table:table-cell office:value-type="string">
            <text:p>Human</text:p>
          </table:table-cell>
          <table:table-cell office:value-type="string">
            <text:p>fighter</text:p>
          </table:table-cell>
          <table:table-cell office:value-type="string">
            <text:p>alive</text:p>
          </table:table-cell>
          <table:table-cell office:value-type="string">
            <text:p>new king of the allied kingdoms; son of toknor</text:p>
          </table:table-cell>
          <table:table-cell table:number-columns-repeated="1018"/>
        </table:table-row>
        <table:table-row table:style-name="ro2">
          <table:table-cell office:value-type="string">
            <text:p>Aeryn</text:p>
          </table:table-cell>
          <table:table-cell office:value-type="string">
            <text:p>Human</text:p>
          </table:table-cell>
          <table:table-cell office:value-type="string">
            <text:p>sun paladin</text:p>
          </table:table-cell>
          <table:table-cell office:value-type="string">
            <text:p>alive</text:p>
          </table:table-cell>
          <table:table-cell office:value-type="string">
            <text:p>high protector of the sunwall</text:p>
          </table:table-cell>
          <table:table-cell table:number-columns-repeated="1018"/>
        </table:table-row>
        <table:table-row table:style-name="ro2">
          <table:table-cell office:value-type="string">
            <text:p>Aranion Gayaeil</text:p>
          </table:table-cell>
          <table:table-cell office:value-type="string">
            <text:p>shaloren</text:p>
          </table:table-cell>
          <table:table-cell office:value-type="string">
            <text:p>arcane blade</text:p>
          </table:table-cell>
          <table:table-cell office:value-type="string">
            <text:p>alive</text:p>
          </table:table-cell>
          <table:table-cell office:value-type="string">
            <text:p>king of the shaloren</text:p>
          </table:table-cell>
          <table:table-cell table:number-columns-repeated="1018"/>
        </table:table-row>
        <table:table-row table:style-name="ro2">
          <table:table-cell office:value-type="string">
            <text:p>Nessilla Tantaelen</text:p>
          </table:table-cell>
          <table:table-cell office:value-type="string">
            <text:p>thaloren</text:p>
          </table:table-cell>
          <table:table-cell office:value-type="string">
            <text:p>summoner</text:p>
          </table:table-cell>
          <table:table-cell office:value-type="string">
            <text:p>alive</text:p>
          </table:table-cell>
          <table:table-cell office:value-type="string">
            <text:p>queen of the thaloren</text:p>
          </table:table-cell>
          <table:table-cell table:number-columns-repeated="1018"/>
        </table:table-row>
        <table:table-row table:style-name="ro2">
          <table:table-cell office:value-type="string">
            <text:p>Telos</text:p>
          </table:table-cell>
          <table:table-cell office:value-type="string">
            <text:p>shaloren</text:p>
          </table:table-cell>
          <table:table-cell office:value-type="string">
            <text:p>archmage</text:p>
          </table:table-cell>
          <table:table-cell office:value-type="string">
            <text:p>undead</text:p>
          </table:table-cell>
          <table:table-cell office:value-type="string">
            <text:p>renegate mage during the age od dusk; survived the spellhunt and started terrible experiments in his place of power of Telmur</text:p>
          </table:table-cell>
          <table:table-cell table:number-columns-repeated="1018"/>
        </table:table-row>
        <table:table-row table:style-name="ro2">
          <table:table-cell office:value-type="string">
            <text:p>Garkul the Devourer</text:p>
          </table:table-cell>
          <table:table-cell office:value-type="string">
            <text:p>orc</text:p>
          </table:table-cell>
          <table:table-cell office:value-type="string">
            <text:p>berserker</text:p>
          </table:table-cell>
          <table:table-cell office:value-type="string">
            <text:p>dead</text:p>
          </table:table-cell>
          <table:table-cell office:value-type="string">
            <text:p>uniter of the orc prides in the east</text:p>
          </table:table-cell>
          <table:table-cell table:number-columns-repeated="1018"/>
        </table:table-row>
        <table:table-row table:style-name="ro2">
          <table:table-cell office:value-type="string">
            <text:p>Zemekkys</text:p>
          </table:table-cell>
          <table:table-cell office:value-type="string">
            <text:p>??</text:p>
          </table:table-cell>
          <table:table-cell office:value-type="string">
            <text:p>chronomancer</text:p>
          </table:table-cell>
          <table:table-cell office:value-type="string">
            <text:p>alive</text:p>
          </table:table-cell>
          <table:table-cell office:value-type="string">
            <text:p>lives in the gates of morning; lunatic but friendly</text:p>
          </table:table-cell>
          <table:table-cell table:number-columns-repeated="1018"/>
        </table:table-row>
        <table:table-row table:style-name="ro2">
          <table:table-cell office:value-type="string">
            <text:p>Herah</text:p>
          </table:table-cell>
          <table:table-cell office:value-type="string">
            <text:p>halfling</text:p>
          </table:table-cell>
          <table:table-cell office:value-type="string">
            <text:p>rogue</text:p>
          </table:table-cell>
          <table:table-cell office:value-type="string">
            <text:p>dead</text:p>
          </table:table-cell>
          <table:table-cell office:value-type="string">
            <text:p>hero during the orc invasion of Eldoral; fought valliantly, taking many orcs with him</text:p>
          </table:table-cell>
          <table:table-cell table:number-columns-repeated="1018"/>
        </table:table-row>
        <table:table-row table:style-name="ro2">
          <table:table-cell office:value-type="string">
            <text:p>Kroltar</text:p>
          </table:table-cell>
          <table:table-cell office:value-type="string">
            <text:p>dragon</text:p>
          </table:table-cell>
          <table:table-cell office:value-type="string">
            <text:p>fire</text:p>
          </table:table-cell>
          <table:table-cell office:value-type="string">
            <text:p>dead</text:p>
          </table:table-cell>
          <table:table-cell office:value-type="string">
            <text:p>biggest recorded dragon; lived during the age of allure; killed 6827 Allure by dwarves</text:p>
          </table:table-cell>
          <table:table-cell table:number-columns-repeated="1018"/>
        </table:table-row>
        <table:table-row table:style-name="ro2">
          <table:table-cell office:value-type="string">
            <text:p>Kroll</text:p>
          </table:table-cell>
          <table:table-cell office:value-type="string">
            <text:p>dwarf</text:p>
          </table:table-cell>
          <table:table-cell office:value-type="string">
            <text:p>berserker</text:p>
          </table:table-cell>
          <table:table-cell office:value-type="string">
            <text:p>dead</text:p>
          </table:table-cell>
          <table:table-cell office:value-type="string">
            <text:p>dwarven leader; master craftman and berserker</text:p>
          </table:table-cell>
          <table:table-cell table:number-columns-repeated="1018"/>
        </table:table-row>
        <table:table-row table:style-name="ro2">
          <table:table-cell office:value-type="string">
            <text:p>Urh'Rok</text:p>
          </table:table-cell>
          <table:table-cell table:number-columns-repeated="2" office:value-type="string">
            <text:p>demon</text:p>
          </table:table-cell>
          <table:table-cell office:value-type="string">
            <text:p>alive</text:p>
          </table:table-cell>
          <table:table-cell office:value-type="string">
            <text:p>Demon Supreme Overlord; probably as dangerous as a god</text:p>
          </table:table-cell>
          <table:table-cell table:number-columns-repeated="1018"/>
        </table:table-row>
        <table:table-row table:style-name="ro2">
          <table:table-cell office:value-type="string">
            <text:p>Kryl-Feijan</text:p>
          </table:table-cell>
          <table:table-cell table:number-columns-repeated="2" office:value-type="string">
            <text:p>demon</text:p>
          </table:table-cell>
          <table:table-cell office:value-type="string">
            <text:p>deincarned</text:p>
          </table:table-cell>
          <table:table-cell office:value-type="string">
            <text:p>his body is destroyed but he is being reincarnated inside a woman sacrifice</text:p>
          </table:table-cell>
          <table:table-cell table:number-columns-repeated="1018"/>
        </table:table-row>
        <table:table-row table:style-name="ro2">
          <table:table-cell office:value-type="string">
            <text:p>Elandar</text:p>
          </table:table-cell>
          <table:table-cell office:value-type="string">
            <text:p>Human</text:p>
          </table:table-cell>
          <table:table-cell office:value-type="string">
            <text:p>sorcerer</text:p>
          </table:table-cell>
          <table:table-cell office:value-type="string">
            <text:p>alive</text:p>
          </table:table-cell>
          <table:table-cell office:value-type="string">
            <text:p>renegate from angolwen; wants to bring in the « Creator » (who is in fact Gerlyk, the god taht created humans who feld in the void to escape the godslayers and was trapped there since then)</text:p>
          </table:table-cell>
          <table:table-cell table:number-columns-repeated="1018"/>
        </table:table-row>
        <table:table-row table:style-name="ro2">
          <table:table-cell office:value-type="string">
            <text:p>Argoniel</text:p>
          </table:table-cell>
          <table:table-cell office:value-type="string">
            <text:p>Human</text:p>
          </table:table-cell>
          <table:table-cell office:value-type="string">
            <text:p>sorcerer</text:p>
          </table:table-cell>
          <table:table-cell office:value-type="string">
            <text:p>alive</text:p>
          </table:table-cell>
          <table:table-cell office:value-type="string">
            <text:p>renegate from angolwen; wants to bring in the « Creator » (who is in fact Gerlyk, the god taht created humans who feld in the void to escape the godslayers and was trapped there since then)</text:p>
          </table:table-cell>
          <table:table-cell table:number-columns-repeated="1018"/>
        </table:table-row>
        <table:table-row table:style-name="ro2">
          <table:table-cell office:value-type="string">
            <text:p>Alsslish</text:p>
          </table:table-cell>
          <table:table-cell office:value-type="string">
            <text:p>naga</text:p>
          </table:table-cell>
          <table:table-cell office:value-type="string">
            <text:p>assassin</text:p>
          </table:table-cell>
          <table:table-cell office:value-type="string">
            <text:p>alive</text:p>
          </table:table-cell>
          <table:table-cell office:value-type="string">
            <text:p>leader of the nagas of Vargh</text:p>
          </table:table-cell>
          <table:table-cell table:number-columns-repeated="1018"/>
        </table:table-row>
        <table:table-row table:style-name="ro2">
          <table:table-cell office:value-type="string">
            <text:p>Slasul</text:p>
          </table:table-cell>
          <table:table-cell office:value-type="string">
            <text:p>naga</text:p>
          </table:table-cell>
          <table:table-cell office:value-type="string">
            <text:p>warrior/cryomancer</text:p>
          </table:table-cell>
          <table:table-cell office:value-type="string">
            <text:p>alive</text:p>
          </table:table-cell>
          <table:table-cell office:value-type="string">
            <text:p>renegate naga of Vargh, took residence in the temple of Creation where he plans to create a new naga mutation, the Devourer</text:p>
          </table:table-cell>
          <table:table-cell table:number-columns-repeated="1018"/>
        </table:table-row>
        <table:table-row table:style-name="ro2">
          <table:table-cell office:value-type="string">
            <text:p>Ralkur</text:p>
          </table:table-cell>
          <table:table-cell table:number-columns-repeated="2" office:value-type="string">
            <text:p>god</text:p>
          </table:table-cell>
          <table:table-cell office:value-type="string">
            <text:p>presumed alive</text:p>
          </table:table-cell>
          <table:table-cell office:value-type="string">
            <text:p>pursed by a godslayer he created the infinite dungeon, going ever deeper, being ever hunted</text:p>
          </table:table-cell>
          <table:table-cell table:number-columns-repeated="1018"/>
        </table:table-row>
        <table:table-row table:style-name="ro2">
          <table:table-cell office:value-type="string">
            <text:p>Amakthel</text:p>
          </table:table-cell>
          <table:table-cell table:number-columns-repeated="2" office:value-type="string">
            <text:p>god</text:p>
          </table:table-cell>
          <table:table-cell office:value-type="string">
            <text:p>alive; banished</text:p>
          </table:table-cell>
          <table:table-cell office:value-type="string">
            <text:p>mightiest of the gods; maimed and bound deep within the world by the Godslayers; creator of the Sher'Tuls</text:p>
          </table:table-cell>
          <table:table-cell table:number-columns-repeated="1018"/>
        </table:table-row>
        <table:table-row table:style-name="ro2">
          <table:table-cell office:value-type="string">
            <text:p>Gerlyk</text:p>
          </table:table-cell>
          <table:table-cell table:number-columns-repeated="2" office:value-type="string">
            <text:p>god</text:p>
          </table:table-cell>
          <table:table-cell office:value-type="string">
            <text:p>alive</text:p>
          </table:table-cell>
          <table:table-cell office:value-type="string">
            <text:p>creator of the humans; fled in the void between the worlds to escape the godslayers; been trapped there since then</text:p>
          </table:table-cell>
          <table:table-cell table:number-columns-repeated="1018"/>
        </table:table-row>
        <table:table-row table:style-name="ro2">
          <table:table-cell office:value-type="string">
            <text:p>Falion</text:p>
          </table:table-cell>
          <table:table-cell office:value-type="string">
            <text:p>sher'tul</text:p>
          </table:table-cell>
          <table:table-cell office:value-type="string">
            <text:p>godslayer</text:p>
          </table:table-cell>
          <table:table-cell office:value-type="string">
            <text:p>dead</text:p>
          </table:table-cell>
          <table:table-cell office:value-type="string">
            <text:p>wielder of the icy sword Arkil</text:p>
          </table:table-cell>
          <table:table-cell table:number-columns-repeated="1018"/>
        </table:table-row>
        <table:table-row table:style-name="ro2">
          <table:table-cell office:value-type="string">
            <text:p>Caldizar</text:p>
          </table:table-cell>
          <table:table-cell office:value-type="string">
            <text:p>sher'tul</text:p>
          </table:table-cell>
          <table:table-cell office:value-type="string">
            <text:p>godslayer</text:p>
          </table:table-cell>
          <table:table-cell office:value-type="string">
            <text:p>unknown</text:p>
          </table:table-cell>
          <table:table-cell office:value-type="string">
            <text:p>leader of the godslayers; wielder of the staff of absorption</text:p>
          </table:table-cell>
          <table:table-cell table:number-columns-repeated="1018"/>
        </table:table-row>
        <table:table-row table:style-name="ro2">
          <table:table-cell office:value-type="string">
            <text:p>Grand Corruptor</text:p>
          </table:table-cell>
          <table:table-cell office:value-type="string">
            <text:p>rhaloren</text:p>
          </table:table-cell>
          <table:table-cell office:value-type="string">
            <text:p>corruptor</text:p>
          </table:table-cell>
          <table:table-cell office:value-type="string">
            <text:p>alive</text:p>
          </table:table-cell>
          <table:table-cell office:value-type="string">
            <text:p>leader of the rhaloren renegate elves; who seek magic and power for themselves only; currently draining power from the mark of the spellblaze</text:p>
          </table:table-cell>
          <table:table-cell table:number-columns-repeated="1018"/>
        </table:table-row>
        <table:table-row table:style-name="ro2">
          <table:table-cell office:value-type="string">
            <text:p>Harkor'Zun</text:p>
          </table:table-cell>
          <table:table-cell office:value-type="string">
            <text:p>elemental</text:p>
          </table:table-cell>
          <table:table-cell office:value-type="string">
            <text:p>earth</text:p>
          </table:table-cell>
          <table:table-cell office:value-type="string">
            <text:p>alive</text:p>
          </table:table-cell>
          <table:table-cell office:value-type="string">
            <text:p>elemental earth « boss »</text:p>
          </table:table-cell>
          <table:table-cell table:number-columns-repeated="1018"/>
        </table:table-row>
        <table:table-row table:style-name="ro2">
          <table:table-cell office:value-type="string">
            <text:p>Kor'Pul the Necromancer</text:p>
          </table:table-cell>
          <table:table-cell office:value-type="string">
            <text:p>shaloren</text:p>
          </table:table-cell>
          <table:table-cell office:value-type="string">
            <text:p>necromancer</text:p>
          </table:table-cell>
          <table:table-cell office:value-type="string">
            <text:p>dead</text:p>
          </table:table-cell>
          <table:table-cell office:value-type="string">
            <text:p>Powerful necromancer from the age of dusk; terrorized the derth people for qutie a while</text:p>
          </table:table-cell>
          <table:table-cell table:number-columns-repeated="1018"/>
        </table:table-row>
        <table:table-row table:style-name="ro2" table:number-rows-repeated="65506">
          <table:table-cell table:number-columns-repeated="1023"/>
        </table:table-row>
        <table:table-row table:style-name="ro2">
          <table:table-cell table:number-columns-repeated="1023"/>
        </table:table-row>
      </table:table>
      <table:table table:name="Places" table:style-name="ta1" table:print="false">
        <table:table-column table:style-name="co5" table:default-cell-style-name="ce11"/>
        <table:table-column table:style-name="co23" table:default-cell-style-name="Default"/>
        <table:table-column table:style-name="co24" table:default-cell-style-name="Default"/>
        <table:table-column table:style-name="co4" table:number-columns-repeated="1018" table:default-cell-style-name="Default"/>
        <table:table-row table:style-name="ro2">
          <table:table-cell table:style-name="ce10" office:value-type="string">
            <text:p>Name</text:p>
          </table:table-cell>
          <table:table-cell table:style-name="ce8" office:value-type="string">
            <text:p>Location</text:p>
          </table:table-cell>
          <table:table-cell table:style-name="ce8" office:value-type="string">
            <text:p>Desc</text:p>
          </table:table-cell>
          <table:table-cell table:style-name="ce8" table:number-columns-repeated="1018"/>
        </table:table-row>
        <table:table-row table:style-name="ro2">
          <table:table-cell table:number-columns-repeated="1021"/>
        </table:table-row>
        <table:table-row table:style-name="ro2">
          <table:table-cell table:style-name="ce19" office:value-type="string">
            <text:p>Towns</text:p>
          </table:table-cell>
          <table:table-cell table:number-columns-repeated="1020"/>
        </table:table-row>
        <table:table-row table:style-name="ro2">
          <table:table-cell office:value-type="string">
            <text:p>Last Hope</text:p>
          </table:table-cell>
          <table:table-cell office:value-type="string">
            <text:p>south east</text:p>
          </table:table-cell>
          <table:table-cell office:value-type="string">
            <text:p>capital city of the Allied Kingdoms</text:p>
          </table:table-cell>
          <table:table-cell table:number-columns-repeated="1018"/>
        </table:table-row>
        <table:table-row table:style-name="ro2">
          <table:table-cell office:value-type="string">
            <text:p>Shatur</text:p>
          </table:table-cell>
          <table:table-cell office:value-type="string">
            <text:p>northern forest</text:p>
          </table:table-cell>
          <table:table-cell office:value-type="string">
            <text:p>capital of the Thaloren</text:p>
          </table:table-cell>
          <table:table-cell table:number-columns-repeated="1018"/>
        </table:table-row>
        <table:table-row table:style-name="ro2">
          <table:table-cell office:value-type="string">
            <text:p>Elvala</text:p>
          </table:table-cell>
          <table:table-cell office:value-type="string">
            <text:p>south east peninsula</text:p>
          </table:table-cell>
          <table:table-cell office:value-type="string">
            <text:p>capital of the Shaloren</text:p>
          </table:table-cell>
          <table:table-cell table:number-columns-repeated="1018"/>
        </table:table-row>
        <table:table-row table:style-name="ro2">
          <table:table-cell office:value-type="string">
            <text:p>Derth</text:p>
          </table:table-cell>
          <table:table-cell office:value-type="string">
            <text:p>north west</text:p>
          </table:table-cell>
          <table:table-cell office:value-type="string">
            <text:p>small town in the old kingdom of Cornac</text:p>
          </table:table-cell>
          <table:table-cell table:number-columns-repeated="1018"/>
        </table:table-row>
        <table:table-row table:style-name="ro2">
          <table:table-cell office:value-type="string">
            <text:p>Erberg</text:p>
          </table:table-cell>
          <table:table-cell office:value-type="string">
            <text:p>near Last Hope</text:p>
          </table:table-cell>
          <table:table-cell office:value-type="string">
            <text:p>Mardropian port</text:p>
          </table:table-cell>
          <table:table-cell table:number-columns-repeated="1018"/>
        </table:table-row>
        <table:table-row table:style-name="ro2">
          <table:table-cell office:value-type="string">
            <text:p>Vargh</text:p>
          </table:table-cell>
          <table:table-cell office:value-type="string">
            <text:p>sea of Maj</text:p>
          </table:table-cell>
          <table:table-cell office:value-type="string">
            <text:p>capital of the naga kingdom</text:p>
          </table:table-cell>
          <table:table-cell table:number-columns-repeated="1018"/>
        </table:table-row>
        <table:table-row table:style-name="ro2">
          <table:table-cell table:number-columns-repeated="1021"/>
        </table:table-row>
        <table:table-row table:style-name="ro2">
          <table:table-cell table:style-name="ce19" office:value-type="string">
            <text:p>Kingdoms</text:p>
          </table:table-cell>
          <table:table-cell table:number-columns-repeated="1020"/>
        </table:table-row>
        <table:table-row table:style-name="ro2">
          <table:table-cell office:value-type="string">
            <text:p>Cornac</text:p>
          </table:table-cell>
          <table:table-cell office:value-type="string">
            <text:p>north west</text:p>
          </table:table-cell>
          <table:table-cell office:value-type="string">
            <text:p>old human kingdom of Cornac</text:p>
          </table:table-cell>
          <table:table-cell table:number-columns-repeated="1018"/>
        </table:table-row>
        <table:table-row table:style-name="ro2">
          <table:table-cell office:value-type="string">
            <text:p>Sholtar</text:p>
          </table:table-cell>
          <table:table-cell office:value-type="string">
            <text:p>south west</text:p>
          </table:table-cell>
          <table:table-cell office:value-type="string">
            <text:p>old human kingdom of Cornac</text:p>
          </table:table-cell>
          <table:table-cell table:number-columns-repeated="1018"/>
        </table:table-row>
        <table:table-row table:style-name="ro2">
          <table:table-cell office:value-type="string">
            <text:p>Mardrop</text:p>
          </table:table-cell>
          <table:table-cell office:value-type="string">
            <text:p>south of nargol</text:p>
          </table:table-cell>
          <table:table-cell office:value-type="string">
            <text:p>old human kingdom of Cornac</text:p>
          </table:table-cell>
          <table:table-cell table:number-columns-repeated="1018"/>
        </table:table-row>
        <table:table-row table:style-name="ro2">
          <table:table-cell table:number-columns-repeated="1021"/>
        </table:table-row>
        <table:table-row table:style-name="ro2">
          <table:table-cell office:value-type="string">
            <text:p>Eldoral</text:p>
          </table:table-cell>
          <table:table-cell office:value-type="string">
            <text:p>north east, near the iron throne</text:p>
          </table:table-cell>
          <table:table-cell office:value-type="string">
            <text:p>old halfling kingdom</text:p>
          </table:table-cell>
          <table:table-cell table:number-columns-repeated="1018"/>
        </table:table-row>
        <table:table-row table:style-name="ro2">
          <table:table-cell office:value-type="string">
            <text:p>Nargol</text:p>
          </table:table-cell>
          <table:table-cell office:value-type="string">
            <text:p>south of the thaloren forest</text:p>
          </table:table-cell>
          <table:table-cell office:value-type="string">
            <text:p>old halfling kingdom</text:p>
          </table:table-cell>
          <table:table-cell table:number-columns-repeated="1018"/>
        </table:table-row>
        <table:table-row table:style-name="ro2">
          <table:table-cell table:number-columns-repeated="1021"/>
        </table:table-row>
        <table:table-row table:style-name="ro2">
          <table:table-cell office:value-type="string">
            <text:p>Thalaurë</text:p>
          </table:table-cell>
          <table:table-cell office:value-type="string">
            <text:p>west of the daikara</text:p>
          </table:table-cell>
          <table:table-cell office:value-type="string">
            <text:p>home of the Thaloren</text:p>
          </table:table-cell>
          <table:table-cell table:number-columns-repeated="1018"/>
        </table:table-row>
        <table:table-row table:style-name="ro2">
          <table:table-cell office:value-type="string">
            <text:p>Shalorë</text:p>
          </table:table-cell>
          <table:table-cell office:value-type="string">
            <text:p>southern west peninsula</text:p>
          </table:table-cell>
          <table:table-cell office:value-type="string">
            <text:p>home of the Shaloren</text:p>
          </table:table-cell>
          <table:table-cell table:number-columns-repeated="1018"/>
        </table:table-row>
        <table:table-row table:style-name="ro2">
          <table:table-cell table:number-columns-repeated="1021"/>
        </table:table-row>
        <table:table-row table:style-name="ro2">
          <table:table-cell office:value-type="string">
            <text:p>Iron Throne</text:p>
          </table:table-cell>
          <table:table-cell office:value-type="string">
            <text:p>the north eastern mountain chain</text:p>
          </table:table-cell>
          <table:table-cell office:value-type="string">
            <text:p>dwarven kingdom, orcs secret place of power</text:p>
          </table:table-cell>
          <table:table-cell table:number-columns-repeated="1018"/>
        </table:table-row>
        <table:table-row table:style-name="ro2">
          <table:table-cell office:value-type="string">
            <text:p>Deep Bellow</text:p>
          </table:table-cell>
          <table:table-cell office:value-type="string">
            <text:p>huge underground zone bellow Iron Throne</text:p>
          </table:table-cell>
          <table:table-cell office:value-type="string">
            <text:p>mining site of the dwarves</text:p>
          </table:table-cell>
          <table:table-cell table:number-columns-repeated="1018"/>
        </table:table-row>
        <table:table-row table:style-name="ro2">
          <table:table-cell office:value-type="string">
            <text:p>Reknor</text:p>
          </table:table-cell>
          <table:table-cell office:value-type="string">
            <text:p>inside the iron throne</text:p>
          </table:table-cell>
          <table:table-cell office:value-type="string">
            <text:p>place of power of the orcs during the age fo ascendancy; unknown to all</text:p>
          </table:table-cell>
          <table:table-cell table:number-columns-repeated="1018"/>
        </table:table-row>
        <table:table-row table:style-name="ro2">
          <table:table-cell table:number-columns-repeated="1021"/>
        </table:table-row>
        <table:table-row table:style-name="ro2">
          <table:table-cell office:value-type="string">
            <text:p>Allied Kingdoms</text:p>
          </table:table-cell>
          <table:table-cell office:value-type="string">
            <text:p>most of maj'eyal</text:p>
          </table:table-cell>
          <table:table-cell office:value-type="string">
            <text:p>combinaison of the human &amp; halfling lands</text:p>
          </table:table-cell>
          <table:table-cell table:number-columns-repeated="1018"/>
        </table:table-row>
        <table:table-row table:style-name="ro2">
          <table:table-cell table:number-columns-repeated="1021"/>
        </table:table-row>
        <table:table-row table:style-name="ro2">
          <table:table-cell office:value-type="string">
            <text:p>Vargh</text:p>
          </table:table-cell>
          <table:table-cell office:value-type="string">
            <text:p>in the sea of Maj</text:p>
          </table:table-cell>
          <table:table-cell office:value-type="string">
            <text:p>sunken lands where the Naloren elves dwelt; now became nagas</text:p>
          </table:table-cell>
          <table:table-cell table:number-columns-repeated="1018"/>
        </table:table-row>
        <table:table-row table:style-name="ro2" table:number-rows-repeated="2">
          <table:table-cell table:number-columns-repeated="1021"/>
        </table:table-row>
        <table:table-row table:style-name="ro2">
          <table:table-cell table:style-name="ce19" office:value-type="string">
            <text:p>Places</text:p>
          </table:table-cell>
          <table:table-cell table:number-columns-repeated="1020"/>
        </table:table-row>
        <table:table-row table:style-name="ro2">
          <table:table-cell office:value-type="string">
            <text:p>Kor'Pul</text:p>
          </table:table-cell>
          <table:table-cell office:value-type="string">
            <text:p>east of the western mountains</text:p>
          </table:table-cell>
          <table:table-cell office:value-type="string">
            <text:p>old ruins of a shaloren outpost of the age of allure</text:p>
          </table:table-cell>
          <table:table-cell table:number-columns-repeated="1018"/>
        </table:table-row>
        <table:table-row table:style-name="ro2">
          <table:table-cell office:value-type="string">
            <text:p>Telmur</text:p>
          </table:table-cell>
          <table:table-cell office:value-type="string">
            <text:p>north of last hope</text:p>
          </table:table-cell>
          <table:table-cell office:value-type="string">
            <text:p>tower of telos during the age of dusk</text:p>
          </table:table-cell>
          <table:table-cell table:number-columns-repeated="1018"/>
        </table:table-row>
        <table:table-row table:style-name="ro2">
          <table:table-cell office:value-type="string">
            <text:p>Lake of Nur</text:p>
          </table:table-cell>
          <table:table-cell office:value-type="string">
            <text:p>inside the old forest</text:p>
          </table:table-cell>
          <table:table-cell office:value-type="string">
            <text:p>at the bottom of the dark lake lie one of the rare remainin Sher'Tul ruins: Yiilkgur the Sher'Tul Fortress</text:p>
          </table:table-cell>
          <table:table-cell table:number-columns-repeated="1018"/>
        </table:table-row>
        <table:table-row table:style-name="ro2">
          <table:table-cell office:value-type="string">
            <text:p>Sea of Sash</text:p>
          </table:table-cell>
          <table:table-cell office:value-type="string">
            <text:p>middle of maj'eyal</text:p>
          </table:table-cell>
          <table:table-cell table:number-columns-repeated="1019"/>
        </table:table-row>
        <table:table-row table:style-name="ro2">
          <table:table-cell office:value-type="string">
            <text:p>Temple of Creation</text:p>
          </table:table-cell>
          <table:table-cell office:value-type="string">
            <text:p>north of Varg</text:p>
          </table:table-cell>
          <table:table-cell office:value-type="string">
            <text:p>ancient Sher'Tul temple adapted by the nagas</text:p>
          </table:table-cell>
          <table:table-cell table:number-columns-repeated="1018"/>
        </table:table-row>
        <table:table-row table:style-name="ro2">
          <table:table-cell office:value-type="string">
            <text:p>Infinite Dungeon</text:p>
          </table:table-cell>
          <table:table-cell office:value-type="string">
            <text:p>randomly found</text:p>
          </table:table-cell>
          <table:table-cell office:value-type="string">
            <text:p>the god Ralkur is forvever pursed by a godslayer, deep within the dungeon</text:p>
          </table:table-cell>
          <table:table-cell table:number-columns-repeated="1018"/>
        </table:table-row>
        <table:table-row table:style-name="ro2">
          <table:table-cell office:value-type="string">
            <text:p>Sher'Tul Fortress</text:p>
          </table:table-cell>
          <table:table-cell office:value-type="string">
            <text:p>inside the lake of Nur</text:p>
          </table:table-cell>
          <table:table-cell office:value-type="string">
            <text:p>an old sher'tul place of power; it still possess many secrets; can be used as a house</text:p>
          </table:table-cell>
          <table:table-cell table:number-columns-repeated="1018"/>
        </table:table-row>
        <table:table-row table:style-name="ro2">
          <table:table-cell table:number-columns-repeated="1021"/>
        </table:table-row>
        <table:table-row table:style-name="ro2">
          <table:table-cell table:style-name="ce19" office:value-type="string">
            <text:p>Continents</text:p>
          </table:table-cell>
          <table:table-cell table:number-columns-repeated="1020"/>
        </table:table-row>
        <table:table-row table:style-name="ro2">
          <table:table-cell office:value-type="string">
            <text:p>Maj'Eyal</text:p>
          </table:table-cell>
          <table:table-cell office:value-type="string">
            <text:p>west</text:p>
          </table:table-cell>
          <table:table-cell office:value-type="string">
            <text:p>main continent of the story</text:p>
          </table:table-cell>
          <table:table-cell table:number-columns-repeated="1018"/>
        </table:table-row>
        <table:table-row table:style-name="ro2">
          <table:table-cell office:value-type="string">
            <text:p>Tar'Eyal</text:p>
          </table:table-cell>
          <table:table-cell office:value-type="string">
            <text:p>south</text:p>
          </table:table-cell>
          <table:table-cell office:value-type="string">
            <text:p>desert zone; devasted during the spellblaze</text:p>
          </table:table-cell>
          <table:table-cell table:number-columns-repeated="1018"/>
        </table:table-row>
        <table:table-row table:style-name="ro2">
          <table:table-cell office:value-type="string">
            <text:p>Var'Eyal</text:p>
          </table:table-cell>
          <table:table-cell office:value-type="string">
            <text:p>far east</text:p>
          </table:table-cell>
          <table:table-cell office:value-type="string">
            <text:p>the real name of the far east</text:p>
          </table:table-cell>
          <table:table-cell table:number-columns-repeated="1018"/>
        </table:table-row>
        <table:table-row table:style-name="ro2" table:number-rows-repeated="65492">
          <table:table-cell table:number-columns-repeated="1021"/>
        </table:table-row>
        <table:table-row table:style-name="ro2">
          <table:table-cell table:number-columns-repeated="1021"/>
        </table:table-row>
      </table:table>
      <table:table table:name="Groups" table:style-name="ta1" table:print="false">
        <table:table-column table:style-name="co5" table:default-cell-style-name="ce11"/>
        <table:table-column table:style-name="co17" table:default-cell-style-name="Default"/>
        <table:table-column table:style-name="co18" table:number-columns-repeated="2" table:default-cell-style-name="Default"/>
        <table:table-column table:style-name="co3" table:default-cell-style-name="Default"/>
        <table:table-column table:style-name="co19" table:default-cell-style-name="Default"/>
        <table:table-column table:style-name="co4" table:number-columns-repeated="1018" table:default-cell-style-name="Default"/>
        <table:table-row table:style-name="ro2">
          <table:table-cell table:style-name="ce10" office:value-type="string">
            <text:p>Groups</text:p>
          </table:table-cell>
          <table:table-cell table:style-name="ce8" office:value-type="string">
            <text:p>Races</text:p>
          </table:table-cell>
          <table:table-cell table:style-name="ce8" office:value-type="string">
            <text:p>Capital</text:p>
          </table:table-cell>
          <table:table-cell table:style-name="ce8" office:value-type="string">
            <text:p>Ruler</text:p>
          </table:table-cell>
          <table:table-cell table:style-name="ce8" office:value-type="string">
            <text:p>Location</text:p>
          </table:table-cell>
          <table:table-cell table:style-name="ce8" office:value-type="string">
            <text:p>Morality</text:p>
          </table:table-cell>
          <table:table-cell table:style-name="ce8" office:value-type="string">
            <text:p>Description</text:p>
          </table:table-cell>
          <table:table-cell table:style-name="ce8" table:number-columns-repeated="1017"/>
        </table:table-row>
        <table:table-row table:style-name="ro2">
          <table:table-cell table:number-columns-repeated="1024"/>
        </table:table-row>
        <table:table-row table:style-name="ro2">
          <table:table-cell office:value-type="string">
            <text:p>Allied Kingdom</text:p>
          </table:table-cell>
          <table:table-cell office:value-type="string">
            <text:p>Humans, halflings</text:p>
          </table:table-cell>
          <table:table-cell office:value-type="string">
            <text:p>Last Hope Citadel</text:p>
          </table:table-cell>
          <table:table-cell office:value-type="string">
            <text:p>Tolak</text:p>
          </table:table-cell>
          <table:table-cell office:value-type="string">
            <text:p>west</text:p>
          </table:table-cell>
          <table:table-cell office:value-type="string">
            <text:p>good</text:p>
          </table:table-cell>
          <table:table-cell office:value-type="string">
            <text:p>unification of most human(Cornac, Sholtar and Mardrop) and halfling(Eldoral and Nargol) kingdoms in the west</text:p>
          </table:table-cell>
          <table:table-cell table:number-columns-repeated="1017"/>
        </table:table-row>
        <table:table-row table:style-name="ro2">
          <table:table-cell table:number-columns-repeated="1024"/>
        </table:table-row>
        <table:table-row table:style-name="ro2">
          <table:table-cell office:value-type="string">
            <text:p>Angolwen</text:p>
          </table:table-cell>
          <table:table-cell office:value-type="string">
            <text:p>humans, elves, halflings</text:p>
          </table:table-cell>
          <table:table-cell office:value-type="string">
            <text:p>Angolwen</text:p>
          </table:table-cell>
          <table:table-cell office:value-type="string">
            <text:p>Linaniil</text:p>
          </table:table-cell>
          <table:table-cell office:value-type="string">
            <text:p>secret location</text:p>
          </table:table-cell>
          <table:table-cell office:value-type="string">
            <text:p>good</text:p>
          </table:table-cell>
          <table:table-cell office:value-type="string">
            <text:p>keepers of the old magic lore</text:p>
          </table:table-cell>
          <table:table-cell table:number-columns-repeated="1017"/>
        </table:table-row>
        <table:table-row table:style-name="ro2">
          <table:table-cell table:number-columns-repeated="1024"/>
        </table:table-row>
        <table:table-row table:style-name="ro2">
          <table:table-cell office:value-type="string">
            <text:p>Orc Prides</text:p>
          </table:table-cell>
          <table:table-cell office:value-type="string">
            <text:p>orcs (trolls, undeads, drakes, …)</text:p>
          </table:table-cell>
          <table:table-cell/>
          <table:table-cell office:value-type="string">
            <text:p>Vor, Rak'Shor, Grushnak and Gorbat</text:p>
          </table:table-cell>
          <table:table-cell office:value-type="string">
            <text:p>far east, some secure places in the west</text:p>
          </table:table-cell>
          <table:table-cell office:value-type="string">
            <text:p>evil</text:p>
          </table:table-cell>
          <table:table-cell table:number-columns-repeated="1018"/>
        </table:table-row>
        <table:table-row table:style-name="ro2">
          <table:table-cell table:number-columns-repeated="1024"/>
        </table:table-row>
        <table:table-row table:style-name="ro5">
          <table:table-cell office:value-type="string">
            <text:p>Shalorë</text:p>
          </table:table-cell>
          <table:table-cell office:value-type="string">
            <text:p>elves</text:p>
          </table:table-cell>
          <table:table-cell office:value-type="string">
            <text:p>Elvala</text:p>
          </table:table-cell>
          <table:table-cell table:style-name="ce17" office:value-type="string">
            <text:p>Aranion Gayaeil</text:p>
          </table:table-cell>
          <table:table-cell office:value-type="string">
            <text:p>Elvala</text:p>
          </table:table-cell>
          <table:table-cell office:value-type="string">
            <text:p>neutral</text:p>
          </table:table-cell>
          <table:table-cell office:value-type="string">
            <text:p>shaloren elves brought much destruction to the world but mostly while trying to end wars</text:p>
          </table:table-cell>
          <table:table-cell table:number-columns-repeated="1017"/>
        </table:table-row>
        <table:table-row table:style-name="ro5">
          <table:table-cell office:value-type="string">
            <text:p>Thalorë</text:p>
          </table:table-cell>
          <table:table-cell office:value-type="string">
            <text:p>elves</text:p>
          </table:table-cell>
          <table:table-cell office:value-type="string">
            <text:p>Shatur</text:p>
          </table:table-cell>
          <table:table-cell table:style-name="ce17" office:value-type="string">
            <text:p>Nessilla Tantaelen</text:p>
          </table:table-cell>
          <table:table-cell office:value-type="string">
            <text:p>Shatur</text:p>
          </table:table-cell>
          <table:table-cell office:value-type="string">
            <text:p>good</text:p>
          </table:table-cell>
          <table:table-cell office:value-type="string">
            <text:p>thaloren elves are mostly good people but they seldom leave their forests</text:p>
          </table:table-cell>
          <table:table-cell table:number-columns-repeated="1017"/>
        </table:table-row>
        <table:table-row table:style-name="ro2">
          <table:table-cell office:value-type="string">
            <text:p>Rhalorë</text:p>
          </table:table-cell>
          <table:table-cell office:value-type="string">
            <text:p>elves</text:p>
          </table:table-cell>
          <table:table-cell office:value-type="string">
            <text:p>mark of the spellblaze</text:p>
          </table:table-cell>
          <table:table-cell table:style-name="ce17" office:value-type="string">
            <text:p>Grand Corruptor</text:p>
          </table:table-cell>
          <table:table-cell office:value-type="string">
            <text:p>charred scar</text:p>
          </table:table-cell>
          <table:table-cell office:value-type="string">
            <text:p>evil</text:p>
          </table:table-cell>
          <table:table-cell office:value-type="string">
            <text:p>rhaloren elves are a renegate group of shaloren who learnt the corrupted magic from orc corruptors; they want to crush the Ziguranth and rule all lands</text:p>
          </table:table-cell>
          <table:table-cell table:number-columns-repeated="1017"/>
        </table:table-row>
        <table:table-row table:style-name="ro2">
          <table:table-cell table:number-columns-repeated="3"/>
          <table:table-cell table:style-name="ce17"/>
          <table:table-cell table:number-columns-repeated="1020"/>
        </table:table-row>
        <table:table-row table:style-name="ro2">
          <table:table-cell office:value-type="string">
            <text:p>Ziguranth</text:p>
          </table:table-cell>
          <table:table-cell office:value-type="string">
            <text:p>all</text:p>
          </table:table-cell>
          <table:table-cell office:value-type="string">
            <text:p>Zigur</text:p>
          </table:table-cell>
          <table:table-cell table:style-name="ce17" office:value-type="string">
            <text:p>Myssil</text:p>
          </table:table-cell>
          <table:table-cell office:value-type="string">
            <text:p>south of sea of sash</text:p>
          </table:table-cell>
          <table:table-cell office:value-type="string">
            <text:p>neutral</text:p>
          </table:table-cell>
          <table:table-cell office:value-type="string">
            <text:p>opposes all magic; can train antimagic</text:p>
          </table:table-cell>
          <table:table-cell table:number-columns-repeated="1017"/>
        </table:table-row>
        <table:table-row table:style-name="ro2">
          <table:table-cell table:number-columns-repeated="1024"/>
        </table:table-row>
        <table:table-row table:style-name="ro2">
          <table:table-cell office:value-type="string">
            <text:p>Iron Throne</text:p>
          </table:table-cell>
          <table:table-cell office:value-type="string">
            <text:p>dwarf</text:p>
          </table:table-cell>
          <table:table-cell/>
          <table:table-cell office:value-type="string">
            <text:p>???</text:p>
          </table:table-cell>
          <table:table-cell office:value-type="string">
            <text:p>Iron Throne</text:p>
          </table:table-cell>
          <table:table-cell office:value-type="string">
            <text:p>neutral</text:p>
          </table:table-cell>
          <table:table-cell office:value-type="string">
            <text:p>dwarves are mostly greedy little people; coming out to help others, for a fee. The iron throne is the name of the huge mountain range in the center of Maj'Eyal</text:p>
          </table:table-cell>
          <table:table-cell table:number-columns-repeated="1017"/>
        </table:table-row>
        <table:table-row table:style-name="ro2">
          <table:table-cell table:number-columns-repeated="1024"/>
        </table:table-row>
        <table:table-row table:style-name="ro2">
          <table:table-cell office:value-type="string">
            <text:p>Vargh</text:p>
          </table:table-cell>
          <table:table-cell office:value-type="string">
            <text:p>nagas</text:p>
          </table:table-cell>
          <table:table-cell office:value-type="string">
            <text:p>Rovsh</text:p>
          </table:table-cell>
          <table:table-cell office:value-type="string">
            <text:p>Alsslish</text:p>
          </table:table-cell>
          <table:table-cell office:value-type="string">
            <text:p>sunken lands</text:p>
          </table:table-cell>
          <table:table-cell office:value-type="string">
            <text:p>neutral</text:p>
          </table:table-cell>
          <table:table-cell office:value-type="string">
            <text:p>the old Nalorë elves that survived the sinking of their home became nagas</text:p>
          </table:table-cell>
          <table:table-cell table:number-columns-repeated="1017"/>
        </table:table-row>
        <table:table-row table:style-name="ro2" table:number-rows-repeated="65518">
          <table:table-cell table:number-columns-repeated="1024"/>
        </table:table-row>
        <table:table-row table:style-name="ro2">
          <table:table-cell table:number-columns-repeated="1024"/>
        </table:table-row>
      </table:table>
      <table:table table:name="Races" table:style-name="ta1" table:print="false">
        <table:table-column table:style-name="co5" table:default-cell-style-name="ce11"/>
        <table:table-column table:style-name="co15" table:default-cell-style-name="Default"/>
        <table:table-column table:style-name="co3" table:default-cell-style-name="Default"/>
        <table:table-column table:style-name="co4" table:number-columns-repeated="1019" table:default-cell-style-name="Default"/>
        <table:table-row table:style-name="ro2">
          <table:table-cell table:style-name="ce10" office:value-type="string">
            <text:p>Race</text:p>
          </table:table-cell>
          <table:table-cell table:style-name="ce8" office:value-type="string">
            <text:p>Subrace/Tride/Kingdom</text:p>
          </table:table-cell>
          <table:table-cell table:style-name="ce8" office:value-type="string">
            <text:p>Desc</text:p>
          </table:table-cell>
          <table:table-cell table:style-name="ce8" table:number-columns-repeated="1019"/>
        </table:table-row>
        <table:table-row table:style-name="ro2">
          <table:table-cell table:number-columns-repeated="1022"/>
        </table:table-row>
        <table:table-row table:style-name="ro2">
          <table:table-cell office:value-type="string">
            <text:p>Humans</text:p>
          </table:table-cell>
          <table:table-cell office:value-type="string">
            <text:p>Conclave</text:p>
          </table:table-cell>
          <table:table-cell office:value-type="string">
            <text:p>the old circle of the human mages; destroyed during the allure wars</text:p>
          </table:table-cell>
          <table:table-cell table:number-columns-repeated="1019"/>
        </table:table-row>
        <table:table-row table:style-name="ro2">
          <table:table-cell/>
          <table:table-cell office:value-type="string">
            <text:p>Higher</text:p>
          </table:table-cell>
          <table:table-cell office:value-type="string">
            <text:p>highers are humans with latent magic, they do not usualy develop powers but they all posses the « Gift of the Pureborn »; the Conclave created the first Highers by imbuying babies with magic</text:p>
          </table:table-cell>
          <table:table-cell table:number-columns-repeated="1019"/>
        </table:table-row>
        <table:table-row table:style-name="ro2">
          <table:table-cell/>
          <table:table-cell office:value-type="string">
            <text:p>Cornac</text:p>
          </table:table-cell>
          <table:table-cell office:value-type="string">
            <text:p>one of the three human kingdoms</text:p>
          </table:table-cell>
          <table:table-cell table:number-columns-repeated="1019"/>
        </table:table-row>
        <table:table-row table:style-name="ro2">
          <table:table-cell/>
          <table:table-cell office:value-type="string">
            <text:p>Sholtar</text:p>
          </table:table-cell>
          <table:table-cell office:value-type="string">
            <text:p>one of the three human kingdoms</text:p>
          </table:table-cell>
          <table:table-cell table:number-columns-repeated="1019"/>
        </table:table-row>
        <table:table-row table:style-name="ro2">
          <table:table-cell/>
          <table:table-cell office:value-type="string">
            <text:p>Mardrop</text:p>
          </table:table-cell>
          <table:table-cell office:value-type="string">
            <text:p>one of the three human kingdoms</text:p>
          </table:table-cell>
          <table:table-cell table:number-columns-repeated="1019"/>
        </table:table-row>
        <table:table-row table:style-name="ro2">
          <table:table-cell/>
          <table:table-cell office:value-type="string">
            <text:p>Allied Kingdoms</text:p>
          </table:table-cell>
          <table:table-cell office:value-type="string">
            <text:p>unification of Cornac; Sholtar; Mardrop; Eldoral and Nargol</text:p>
          </table:table-cell>
          <table:table-cell table:number-columns-repeated="1019"/>
        </table:table-row>
        <table:table-row table:style-name="ro2">
          <table:table-cell/>
          <table:table-cell office:value-type="string">
            <text:p>Sunwall</text:p>
          </table:table-cell>
          <table:table-cell office:value-type="string">
            <text:p>alliance of elves <text:s/>and men in the far east</text:p>
          </table:table-cell>
          <table:table-cell table:number-columns-repeated="1019"/>
        </table:table-row>
        <table:table-row table:style-name="ro2">
          <table:table-cell table:number-columns-repeated="1022"/>
        </table:table-row>
        <table:table-row table:style-name="ro2">
          <table:table-cell office:value-type="string">
            <text:p>Elves</text:p>
          </table:table-cell>
          <table:table-cell office:value-type="string">
            <text:p>Shaloren</text:p>
          </table:table-cell>
          <table:table-cell office:value-type="string">
            <text:p>splinter of the elven race with a magic affinity; they are not evil but they tend to use extreme methods to meet their goals (like unleashing the Spellblaze)</text:p>
          </table:table-cell>
          <table:table-cell table:number-columns-repeated="1019"/>
        </table:table-row>
        <table:table-row table:style-name="ro2">
          <table:table-cell/>
          <table:table-cell office:value-type="string">
            <text:p>Naloren</text:p>
          </table:table-cell>
          <table:table-cell office:value-type="string">
            <text:p>reclusive splinter of the elven race; sunk with their home during the breaking of the continental shelf by the spellblaze aftereffects; becomes nagas</text:p>
          </table:table-cell>
          <table:table-cell table:number-columns-repeated="1019"/>
        </table:table-row>
        <table:table-row table:style-name="ro2">
          <table:table-cell/>
          <table:table-cell office:value-type="string">
            <text:p>Thaloren</text:p>
          </table:table-cell>
          <table:table-cell office:value-type="string">
            <text:p>splinter of the elven race that prefers nature to magic</text:p>
          </table:table-cell>
          <table:table-cell table:number-columns-repeated="1019"/>
        </table:table-row>
        <table:table-row table:style-name="ro2">
          <table:table-cell table:number-columns-repeated="1022"/>
        </table:table-row>
        <table:table-row table:style-name="ro2">
          <table:table-cell office:value-type="string">
            <text:p>Halflings</text:p>
          </table:table-cell>
          <table:table-cell office:value-type="string">
            <text:p>Eldoral</text:p>
          </table:table-cell>
          <table:table-cell office:value-type="string">
            <text:p>halfling kingdom of the north</text:p>
          </table:table-cell>
          <table:table-cell table:number-columns-repeated="1019"/>
        </table:table-row>
        <table:table-row table:style-name="ro2">
          <table:table-cell/>
          <table:table-cell office:value-type="string">
            <text:p>Nargol</text:p>
          </table:table-cell>
          <table:table-cell office:value-type="string">
            <text:p>halfling kingdom of the south</text:p>
          </table:table-cell>
          <table:table-cell table:number-columns-repeated="1019"/>
        </table:table-row>
        <table:table-row table:style-name="ro2">
          <table:table-cell table:number-columns-repeated="1022"/>
        </table:table-row>
        <table:table-row table:style-name="ro2">
          <table:table-cell office:value-type="string">
            <text:p>Dwarves</text:p>
          </table:table-cell>
          <table:table-cell office:value-type="string">
            <text:p>Iron Throne</text:p>
          </table:table-cell>
          <table:table-cell office:value-type="string">
            <text:p>the main dwarven cities are located in the Iron Throne chain of mountains</text:p>
          </table:table-cell>
          <table:table-cell table:number-columns-repeated="1019"/>
        </table:table-row>
        <table:table-row table:style-name="ro2">
          <table:table-cell table:number-columns-repeated="1022"/>
        </table:table-row>
        <table:table-row table:style-name="ro2">
          <table:table-cell office:value-type="string">
            <text:p>Sher'Tul</text:p>
          </table:table-cell>
          <table:table-cell office:value-type="string">
            <text:p>unknown</text:p>
          </table:table-cell>
          <table:table-cell office:value-type="string">
            <text:p>not much is known about them; they were humanoids with tentacle-like appendices and no discernable head; most of the knowledge of their civilisation is lost</text:p>
          </table:table-cell>
          <table:table-cell table:number-columns-repeated="1019"/>
        </table:table-row>
        <table:table-row table:style-name="ro2">
          <table:table-cell table:number-columns-repeated="1022"/>
        </table:table-row>
        <table:table-row table:style-name="ro2">
          <table:table-cell office:value-type="string">
            <text:p>Orcs</text:p>
          </table:table-cell>
          <table:table-cell office:value-type="string">
            <text:p>Orc Prides</text:p>
          </table:table-cell>
          <table:table-cell office:value-type="string">
            <text:p>most of the far east is under orcish rule</text:p>
          </table:table-cell>
          <table:table-cell table:number-columns-repeated="1019"/>
        </table:table-row>
        <table:table-row table:style-name="ro2">
          <table:table-cell table:number-columns-repeated="1022"/>
        </table:table-row>
        <table:table-row table:style-name="ro2">
          <table:table-cell office:value-type="string">
            <text:p>Trolls</text:p>
          </table:table-cell>
          <table:table-cell office:value-type="string">
            <text:p>Kezrak Dominion</text:p>
          </table:table-cell>
          <table:table-cell table:number-columns-repeated="1020"/>
        </table:table-row>
        <table:table-row table:style-name="ro2">
          <table:table-cell/>
          <table:table-cell office:value-type="string">
            <text:p>Moltep Dominion</text:p>
          </table:table-cell>
          <table:table-cell table:number-columns-repeated="1020"/>
        </table:table-row>
        <table:table-row table:style-name="ro2">
          <table:table-cell table:number-columns-repeated="1022"/>
        </table:table-row>
        <table:table-row table:style-name="ro2">
          <table:table-cell office:value-type="string">
            <text:p>Spiderkin</text:p>
          </table:table-cell>
          <table:table-cell office:value-type="string">
            <text:p>Ardhungol</text:p>
          </table:table-cell>
          <table:table-cell office:value-type="string">
            <text:p>projection of a part of the spydric world of Spydrë into Eyal</text:p>
          </table:table-cell>
          <table:table-cell table:number-columns-repeated="1019"/>
        </table:table-row>
        <table:table-row table:style-name="ro2">
          <table:table-cell/>
          <table:table-cell office:value-type="string">
            <text:p>Vessh</text:p>
          </table:table-cell>
          <table:table-cell office:value-type="string">
            <text:p>main spyderkin empire of Spydrë</text:p>
          </table:table-cell>
          <table:table-cell table:number-columns-repeated="1019"/>
        </table:table-row>
        <table:table-row table:style-name="ro2" table:number-rows-repeated="65507">
          <table:table-cell table:number-columns-repeated="1022"/>
        </table:table-row>
        <table:table-row table:style-name="ro2">
          <table:table-cell table:number-columns-repeated="1022"/>
        </table:table-row>
      </table:table>
      <table:table table:name="Calendar" table:style-name="ta1" table:print="false">
        <table:table-column table:style-name="co5" table:default-cell-style-name="ce11"/>
        <table:table-column table:style-name="co15" table:default-cell-style-name="Default"/>
        <table:table-column table:style-name="co3" table:default-cell-style-name="Default"/>
        <table:table-column table:style-name="co4" table:number-columns-repeated="1019" table:default-cell-style-name="Default"/>
        <table:table-row table:style-name="ro2">
          <table:table-cell table:style-name="ce10" office:value-type="string">
            <text:p>Month</text:p>
          </table:table-cell>
          <table:table-cell table:style-name="ce8" office:value-type="string">
            <text:p>Length</text:p>
          </table:table-cell>
          <table:table-cell table:style-name="ce8" table:number-columns-repeated="1020"/>
        </table:table-row>
        <table:table-row table:style-name="ro2">
          <table:table-cell office:value-type="string">
            <text:p>Wintertide</text:p>
          </table:table-cell>
          <table:table-cell office:value-type="float" office:value="2">
            <text:p>2</text:p>
          </table:table-cell>
          <table:table-cell table:number-columns-repeated="1020"/>
        </table:table-row>
        <table:table-row table:style-name="ro2">
          <table:table-cell office:value-type="string">
            <text:p>Allure</text:p>
          </table:table-cell>
          <table:table-cell office:value-type="float" office:value="10">
            <text:p>10</text:p>
          </table:table-cell>
          <table:table-cell table:number-columns-repeated="1020"/>
        </table:table-row>
        <table:table-row table:style-name="ro2">
          <table:table-cell office:value-type="string">
            <text:p>Regrowth</text:p>
          </table:table-cell>
          <table:table-cell office:value-type="float" office:value="80">
            <text:p>80</text:p>
          </table:table-cell>
          <table:table-cell table:number-columns-repeated="1020"/>
        </table:table-row>
        <table:table-row table:style-name="ro2">
          <table:table-cell office:value-type="string">
            <text:p>Pyre</text:p>
          </table:table-cell>
          <table:table-cell office:value-type="float" office:value="80">
            <text:p>80</text:p>
          </table:table-cell>
          <table:table-cell table:number-columns-repeated="1020"/>
        </table:table-row>
        <table:table-row table:style-name="ro2">
          <table:table-cell office:value-type="string">
            <text:p>Mirth</text:p>
          </table:table-cell>
          <table:table-cell office:value-type="float" office:value="10">
            <text:p>10</text:p>
          </table:table-cell>
          <table:table-cell table:number-columns-repeated="1020"/>
        </table:table-row>
        <table:table-row table:style-name="ro2">
          <table:table-cell office:value-type="string">
            <text:p>Summertide</text:p>
          </table:table-cell>
          <table:table-cell office:value-type="float" office:value="3">
            <text:p>3</text:p>
          </table:table-cell>
          <table:table-cell table:number-columns-repeated="1020"/>
        </table:table-row>
        <table:table-row table:style-name="ro2">
          <table:table-cell office:value-type="string">
            <text:p>Flare</text:p>
          </table:table-cell>
          <table:table-cell office:value-type="float" office:value="10">
            <text:p>10</text:p>
          </table:table-cell>
          <table:table-cell table:number-columns-repeated="1020"/>
        </table:table-row>
        <table:table-row table:style-name="ro2">
          <table:table-cell office:value-type="string">
            <text:p>Dusk</text:p>
          </table:table-cell>
          <table:table-cell office:value-type="float" office:value="80">
            <text:p>80</text:p>
          </table:table-cell>
          <table:table-cell table:number-columns-repeated="1020"/>
        </table:table-row>
        <table:table-row table:style-name="ro2">
          <table:table-cell office:value-type="string">
            <text:p>Haze</text:p>
          </table:table-cell>
          <table:table-cell office:value-type="float" office:value="80">
            <text:p>80</text:p>
          </table:table-cell>
          <table:table-cell table:number-columns-repeated="1020"/>
        </table:table-row>
        <table:table-row table:style-name="ro2">
          <table:table-cell office:value-type="string">
            <text:p>Decay</text:p>
          </table:table-cell>
          <table:table-cell office:value-type="float" office:value="10">
            <text:p>10</text:p>
          </table:table-cell>
          <table:table-cell table:number-columns-repeated="1020"/>
        </table:table-row>
        <table:table-row table:style-name="ro2" table:number-rows-repeated="20">
          <table:table-cell table:number-columns-repeated="1022"/>
        </table:table-row>
        <table:table-row table:style-name="ro2">
          <table:table-cell office:value-type="string">
            <text:p>Total</text:p>
          </table:table-cell>
          <table:table-cell table:formula="of:=SUM([.B2:.B30])" office:value-type="float" office:value="365">
            <text:p>365</text:p>
          </table:table-cell>
          <table:table-cell table:number-columns-repeated="1020"/>
        </table:table-row>
        <table:table-row table:style-name="ro2">
          <table:table-cell table:number-columns-repeated="1022"/>
        </table:table-row>
        <table:table-row table:style-name="ro5">
          <table:table-cell office:value-type="string">
            <text:p>Game start on day</text:p>
          </table:table-cell>
          <table:table-cell table:formula="of:=2+10+80+75" office:value-type="float" office:value="167">
            <text:p>167</text:p>
          </table:table-cell>
          <table:table-cell office:value-type="string">
            <text:p>(75<text:span text:style-name="T1">th</text:span> Pyre of year 122 of Age of Ascendancy)</text:p>
          </table:table-cell>
          <table:table-cell table:number-columns-repeated="1019"/>
        </table:table-row>
        <table:table-row table:style-name="ro2" table:number-rows-repeated="65501">
          <table:table-cell table:number-columns-repeated="1022"/>
        </table:table-row>
        <table:table-row table:style-name="ro2">
          <table:table-cell table:number-columns-repeated="1022"/>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 svg:font-family="Arial"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Bitstream Vera Sans" style:language-asian="zxx" style:country-asian="none" style:font-name-complex="Bitstream Vera Sans" style:language-complex="zxx" style:country-complex="none"/>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12-21">21/12/2010</text:date>, <text:time>02:16:33</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Nicolas Casalini</meta:initial-creator>
    <meta:creation-date>2010-10-26T16:28:53</meta:creation-date>
    <dc:date>2010-12-21T02:16:33</dc:date>
    <dc:creator>Dark God</dc:creator>
    <meta:editing-duration>PT85H22M11S</meta:editing-duration>
    <meta:editing-cycles>171</meta:editing-cycles>
    <meta:generator>OpenOffice.org/3.2$Unix OpenOffice.org_project/320m12$Build-9483</meta:generator>
    <meta:document-statistic meta:table-count="6" meta:cell-count="540" meta:object-count="0"/>
    <meta:user-defined meta:name="Info 1"/>
    <meta:user-defined meta:name="Info 2"/>
    <meta:user-defined meta:name="Info 3"/>
    <meta:user-defined meta:name="Info 4"/>
  </office:meta>
</office:document-meta>
</file>